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ohit Devanagari1" svg:font-family="'Lohit Devanagari'"/>
    <style:font-face style:name="Roboto" svg:font-family="Roboto, 'Helvetica Neue', 'Lucida Grande', Helvetica, sans-serif"/>
    <style:font-face style:name="Times New Roman" svg:font-family="'Times New Roman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cm" loext:border="none"/>
    </style:style>
    <style:style style:name="P2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cm" loext:border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cm" loext:border="non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cm" loext:border="non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cm" loext:border="non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cm" loext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1.774cm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cm" loext:border="none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cm" loext:border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8d9c6" officeooo:paragraph-rsid="0168d9c6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cm" loext:border="none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cm" loext:border="none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cm" loext:border="none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cm" loext:border="none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cm" loext:border="none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6f74e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669933" loext:opacity="100%" style:font-name="DejaVu Sans Mono" fo:font-size="10pt" fo:letter-spacing="-0.026cm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73cm"/>
        </style:tab-stops>
      </style:paragraph-properties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34d0d7" style:font-size-asian="11pt" style:font-weight-asian="normal" style:font-size-complex="11pt" style:font-weight-complex="normal" loext:padding="0cm" loext:border="none"/>
    </style:style>
    <style:style style:name="P5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cm" loext:border="none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cm" loext:border="none"/>
    </style:style>
    <style:style style:name="P5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cm" loext:border="none"/>
    </style:style>
    <style:style style:name="P5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cm" loext:border="none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>
        <style:tab-stops>
          <style:tab-stop style:position="7.601cm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>
        <style:tab-stops>
          <style:tab-stop style:position="7.601cm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62" style:family="paragraph" style:parent-style-name="Standard">
      <style:paragraph-properties fo:margin-left="0cm" fo:margin-right="0cm" fo:margin-top="0cm" fo:margin-bottom="0.203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cm" loext:border="none"/>
    </style:style>
    <style:style style:name="P63" style:family="paragraph" style:parent-style-name="Standard">
      <style:paragraph-properties fo:margin-left="0cm" fo:margin-right="0cm" fo:margin-top="0cm" fo:margin-bottom="0.203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64" style:family="paragraph" style:parent-style-name="Standard">
      <style:paragraph-properties fo:margin-left="0cm" fo:margin-right="0cm" fo:margin-top="0cm" fo:margin-bottom="0.203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65" style:family="paragraph" style:parent-style-name="Standard">
      <style:paragraph-properties fo:margin-left="0cm" fo:margin-right="0cm" fo:margin-top="0cm" fo:margin-bottom="0.203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cm" loext:border="none"/>
    </style:style>
    <style:style style:name="P66" style:family="paragraph" style:parent-style-name="Standard">
      <style:paragraph-properties fo:margin-left="0cm" fo:margin-right="0cm" fo:margin-top="0cm" fo:margin-bottom="0.203cm" style:contextual-spacing="false" fo:text-indent="0cm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cm" loext:border="none"/>
    </style:style>
    <style:style style:name="P67" style:family="paragraph" style:parent-style-name="Standard">
      <style:paragraph-properties fo:margin-left="0cm" fo:margin-right="0cm" fo:margin-top="0cm" fo:margin-bottom="0.203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cm" loext:border="none"/>
    </style:style>
    <style:style style:name="P68" style:family="paragraph" style:parent-style-name="Standard">
      <style:paragraph-properties fo:margin-left="0cm" fo:margin-right="0cm" fo:margin-top="0cm" fo:margin-bottom="0.203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69" style:family="paragraph" style:parent-style-name="Standard">
      <style:paragraph-properties fo:margin-left="0cm" fo:margin-right="0cm" fo:margin-top="0cm" fo:margin-bottom="0.203cm" style:contextual-spacing="false" style:line-height-at-least="0.503cm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cm" loext:border="none"/>
    </style:style>
    <style:style style:name="P70" style:family="paragraph" style:parent-style-name="Standard">
      <style:paragraph-properties fo:margin-left="0cm" fo:margin-right="0cm" fo:margin-top="0cm" fo:margin-bottom="0.203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71" style:family="paragraph" style:parent-style-name="Standard">
      <style:paragraph-properties fo:margin-left="0cm" fo:margin-right="0cm" fo:margin-top="0cm" fo:margin-bottom="0.203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officeooo:paragraph-rsid="01563240"/>
    </style:style>
    <style:style style:name="P72" style:family="paragraph" style:parent-style-name="Standard">
      <style:paragraph-properties fo:margin-left="0cm" fo:margin-right="0cm" fo:margin-top="0cm" fo:margin-bottom="0.102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73" style:family="paragraph" style:parent-style-name="Standard">
      <style:paragraph-properties fo:margin-left="0cm" fo:margin-right="0cm" fo:margin-top="0cm" fo:margin-bottom="0.102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74" style:family="paragraph" style:parent-style-name="Standard">
      <style:paragraph-properties fo:margin-left="0cm" fo:margin-right="0cm" fo:margin-top="0cm" fo:margin-bottom="0.152cm" style:contextual-spacing="false" fo:text-align="start" style:justify-single-word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cm" loext:border="none"/>
    </style:style>
    <style:style style:name="P75" style:family="paragraph" style:parent-style-name="Standard">
      <style:paragraph-properties fo:margin-left="0cm" fo:margin-right="0cm" fo:margin-top="0cm" fo:margin-bottom="0.152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76" style:family="paragraph" style:parent-style-name="Standard">
      <style:paragraph-properties fo:margin-left="0cm" fo:margin-right="0cm" fo:margin-top="0cm" fo:margin-bottom="0.152cm" style:contextual-spacing="false" fo:text-indent="0cm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77" style:family="paragraph" style:parent-style-name="Standard">
      <style:paragraph-properties fo:margin-left="0cm" fo:margin-right="0cm" fo:margin-top="0cm" fo:margin-bottom="0.152cm" style:contextual-spacing="false" fo:text-indent="0cm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78" style:family="paragraph" style:parent-style-name="Standard">
      <style:paragraph-properties fo:margin-left="0cm" fo:margin-right="0cm" fo:margin-top="0cm" fo:margin-bottom="0.152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cm" loext:border="none"/>
    </style:style>
    <style:style style:name="P79" style:family="paragraph" style:parent-style-name="Standard">
      <style:paragraph-properties fo:margin-left="0cm" fo:margin-right="0cm" fo:margin-top="0cm" fo:margin-bottom="0.152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cm" loext:border="none"/>
    </style:style>
    <style:style style:name="P80" style:family="paragraph" style:parent-style-name="Standard">
      <style:paragraph-properties fo:margin-left="0cm" fo:margin-right="0cm" fo:margin-top="0cm" fo:margin-bottom="0.152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81" style:family="paragraph" style:parent-style-name="Standard">
      <style:paragraph-properties fo:margin-left="0cm" fo:margin-right="0cm" fo:margin-top="0cm" fo:margin-bottom="0.152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-0.004cm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82" style:family="paragraph" style:parent-style-name="Standard">
      <style:paragraph-properties fo:margin-left="0cm" fo:margin-right="0cm" fo:margin-top="0cm" fo:margin-bottom="0.152cm" style:contextual-spacing="false" fo:text-indent="0cm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left="0cm" fo:margin-right="0cm" fo:margin-top="0cm" fo:margin-bottom="0.254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cm" loext:border="none"/>
    </style:style>
    <style:style style:name="P84" style:family="paragraph" style:parent-style-name="Standard">
      <style:paragraph-properties fo:margin-left="0cm" fo:margin-right="0cm" fo:margin-top="0cm" fo:margin-bottom="0.254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85" style:family="paragraph" style:parent-style-name="Standard">
      <style:paragraph-properties fo:margin-left="0cm" fo:margin-right="0cm" fo:margin-top="0cm" fo:margin-bottom="0.254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86" style:family="paragraph" style:parent-style-name="Standard">
      <style:paragraph-properties fo:margin-left="0cm" fo:margin-right="0cm" fo:margin-top="0cm" fo:margin-bottom="0.254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87" style:family="paragraph" style:parent-style-name="Standard">
      <style:paragraph-properties fo:margin-left="0cm" fo:margin-right="0cm" fo:margin-top="0cm" fo:margin-bottom="0.254cm" style:contextual-spacing="false" fo:text-indent="0cm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88" style:family="paragraph" style:parent-style-name="Standard">
      <style:paragraph-properties fo:margin-left="0cm" fo:margin-right="0cm" fo:margin-top="0cm" fo:margin-bottom="0.254cm" style:contextual-spacing="false" fo:orphans="2" fo:widows="2" fo:text-indent="0cm" style:auto-text-indent="false"/>
    </style:style>
    <style:style style:name="P89" style:family="paragraph" style:parent-style-name="Standard">
      <style:paragraph-properties fo:margin-left="0cm" fo:margin-right="0cm" fo:margin-top="0cm" fo:margin-bottom="0.254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90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cm" loext:border="none"/>
    </style:style>
    <style:style style:name="P91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cm" loext:border="none"/>
    </style:style>
    <style:style style:name="P92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cm" loext:border="none"/>
    </style:style>
    <style:style style:name="P94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95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96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a828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97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c0593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98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99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100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01" style:family="paragraph" style:parent-style-name="Standard">
      <style:paragraph-properties fo:margin-left="0cm" fo:margin-right="0cm" fo:margin-top="0cm" fo:margin-bottom="0.305cm" style:contextual-spacing="false" fo:text-indent="0cm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02" style:family="paragraph" style:parent-style-name="Standard">
      <style:paragraph-properties fo:margin-left="0cm" fo:margin-right="0cm" fo:margin-top="0cm" fo:margin-bottom="0.305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officeooo:paragraph-rsid="015ef155"/>
    </style:style>
    <style:style style:name="P103" style:family="paragraph" style:parent-style-name="Standard">
      <style:paragraph-properties fo:margin-left="0cm" fo:margin-right="0cm" fo:margin-top="0cm" fo:margin-bottom="0.406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cm" loext:border="none"/>
    </style:style>
    <style:style style:name="P104" style:family="paragraph" style:parent-style-name="Standard">
      <style:paragraph-properties fo:margin-left="0cm" fo:margin-right="0cm" fo:margin-top="0cm" fo:margin-bottom="0.406cm" style:contextual-spacing="false" fo:text-indent="0cm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05" style:family="paragraph" style:parent-style-name="Standard">
      <style:paragraph-properties fo:margin-left="0cm" fo:margin-right="0cm" fo:margin-top="0cm" fo:margin-bottom="0.406cm" style:contextual-spacing="false" fo:text-indent="0cm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c5eca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06" style:family="paragraph" style:parent-style-name="Standard">
      <style:paragraph-properties fo:margin-left="0cm" fo:margin-right="0cm" fo:margin-top="0cm" fo:margin-bottom="0.406cm" style:contextual-spacing="false" fo:line-height="115%" fo:text-indent="0cm" style:auto-text-indent="false" style:writing-mode="lr-tb">
        <style:tab-stops>
          <style:tab-stop style:position="7.601cm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07" style:family="paragraph" style:parent-style-name="Heading_20_2">
      <style:paragraph-properties fo:margin-left="0cm" fo:margin-right="0cm" fo:margin-top="0cm" fo:margin-bottom="0.406cm" style:contextual-spacing="false" fo:text-indent="0cm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08" style:family="paragraph" style:parent-style-name="Standard">
      <style:paragraph-properties fo:margin-left="0cm" fo:margin-right="0cm" fo:margin-top="0cm" fo:margin-bottom="0.457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cm" loext:border="none"/>
    </style:style>
    <style:style style:name="P109" style:family="paragraph" style:parent-style-name="Standard">
      <style:paragraph-properties fo:margin-left="0cm" fo:margin-right="0cm" fo:margin-top="0cm" fo:margin-bottom="0.457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cm" loext:border="none"/>
    </style:style>
    <style:style style:name="P110" style:family="paragraph" style:parent-style-name="Standard">
      <style:paragraph-properties fo:margin-left="0cm" fo:margin-right="0cm" fo:margin-top="0cm" fo:margin-bottom="0.457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cm" loext:border="none"/>
    </style:style>
    <style:style style:name="P111" style:family="paragraph" style:parent-style-name="Standard">
      <style:paragraph-properties fo:margin-left="0cm" fo:margin-right="0cm" fo:margin-top="0cm" fo:margin-bottom="0.457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cm" loext:border="none"/>
    </style:style>
    <style:style style:name="P112" style:family="paragraph" style:parent-style-name="Standard">
      <style:paragraph-properties fo:margin-left="0cm" fo:margin-right="0cm" fo:margin-top="0cm" fo:margin-bottom="0.457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cm" loext:border="none"/>
    </style:style>
    <style:style style:name="P113" style:family="paragraph" style:parent-style-name="Standard">
      <style:paragraph-properties fo:margin-left="0cm" fo:margin-right="0cm" fo:margin-top="0cm" fo:margin-bottom="0.457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cm" loext:border="none"/>
    </style:style>
    <style:style style:name="P114" style:family="paragraph" style:parent-style-name="Standard">
      <style:paragraph-properties fo:margin-left="0cm" fo:margin-right="0cm" fo:margin-top="0cm" fo:margin-bottom="0.457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cm" loext:border="none"/>
    </style:style>
    <style:style style:name="P115" style:family="paragraph" style:parent-style-name="Standard">
      <style:paragraph-properties fo:margin-left="0cm" fo:margin-right="0cm" fo:margin-top="0cm" fo:margin-bottom="0.457cm" style:contextual-spacing="false" fo:text-align="start" style:justify-single-word="false" fo:text-indent="0cm" style:auto-text-indent="false">
        <style:tab-stops>
          <style:tab-stop style:position="7.601cm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cm" loext:border="none"/>
    </style:style>
    <style:style style:name="P116" style:family="paragraph" style:parent-style-name="Standard">
      <style:paragraph-properties fo:margin-left="0cm" fo:margin-right="0cm" fo:margin-top="0cm" fo:margin-bottom="0.457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17" style:family="paragraph" style:parent-style-name="Standard">
      <style:paragraph-properties fo:margin-left="0cm" fo:margin-right="0cm" fo:margin-top="0cm" fo:margin-bottom="0.457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18" style:family="paragraph" style:parent-style-name="Standard">
      <style:paragraph-properties fo:margin-left="0cm" fo:margin-right="0cm" fo:margin-top="0cm" fo:margin-bottom="0.508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cm" loext:border="none"/>
    </style:style>
    <style:style style:name="P119" style:family="paragraph" style:parent-style-name="Standard">
      <style:paragraph-properties fo:margin-left="0cm" fo:margin-right="0cm" fo:margin-top="0cm" fo:margin-bottom="0.4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cm" loext:border="none"/>
    </style:style>
    <style:style style:name="P120" style:family="paragraph" style:parent-style-name="Standard">
      <style:paragraph-properties fo:margin-left="0cm" fo:margin-right="0cm" fo:margin-top="0cm" fo:margin-bottom="0.4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21" style:family="paragraph" style:parent-style-name="Standard">
      <style:paragraph-properties fo:margin-left="0cm" fo:margin-right="0cm" fo:margin-top="0cm" fo:margin-bottom="0.4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cm" loext:border="none"/>
    </style:style>
    <style:style style:name="P122" style:family="paragraph" style:parent-style-name="Standard">
      <style:paragraph-properties fo:margin-left="0cm" fo:margin-right="0cm" fo:margin-top="0cm" fo:margin-bottom="0.4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officeooo:paragraph-rsid="0159cd1c"/>
    </style:style>
    <style:style style:name="P123" style:family="paragraph" style:parent-style-name="Standard">
      <style:paragraph-properties fo:margin-left="0cm" fo:margin-right="0cm" fo:margin-top="0cm" fo:margin-bottom="0.7cm" style:contextual-spacing="false" fo:text-align="start" style:justify-single-word="false" fo:text-indent="0cm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margin-left="0cm" fo:margin-right="0cm" fo:margin-top="0cm" fo:margin-bottom="0.7cm" style:contextual-spacing="false" fo:text-align="start" style:justify-single-word="false" fo:text-indent="0cm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margin-left="0cm" fo:margin-right="0cm" fo:margin-top="0cm" fo:margin-bottom="0.7cm" style:contextual-spacing="false" fo:text-indent="0cm" style:auto-text-indent="false"/>
      <style:text-properties officeooo:paragraph-rsid="012986e1"/>
    </style:style>
    <style:style style:name="P126" style:family="paragraph" style:parent-style-name="Standard">
      <style:paragraph-properties fo:margin-left="0cm" fo:margin-right="0cm" fo:margin-top="0cm" fo:margin-bottom="0.7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officeooo:paragraph-rsid="0159cd1c"/>
    </style:style>
    <style:style style:name="P127" style:family="paragraph" style:parent-style-name="Standard">
      <style:paragraph-properties fo:margin-left="0cm" fo:margin-right="0cm" fo:margin-top="0cm" fo:margin-bottom="0.7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28" style:family="paragraph" style:parent-style-name="Standard">
      <style:paragraph-properties fo:margin-left="0cm" fo:margin-right="0cm" fo:margin-top="0cm" fo:margin-bottom="0.7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29" style:family="paragraph" style:parent-style-name="Standard">
      <style:paragraph-properties fo:margin-left="0cm" fo:margin-right="0cm" fo:margin-top="0cm" fo:margin-bottom="0.7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30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cm" loext:border="none"/>
    </style:style>
    <style:style style:name="P131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cm" loext:border="none"/>
    </style:style>
    <style:style style:name="P132" style:family="paragraph" style:parent-style-name="Standard">
      <style:paragraph-properties fo:margin-left="0cm" fo:margin-right="0cm" fo:margin-top="0cm" fo:margin-bottom="0.199cm" style:contextual-spacing="false" fo:text-align="start" style:justify-single-word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133" style:family="paragraph" style:parent-style-name="Standard">
      <loext:graphic-properties draw:fill="solid" draw:fill-color="#333333" draw:opacity="100%"/>
      <style:paragraph-properties fo:margin-left="0cm" fo:margin-right="0cm" fo:margin-top="0cm" fo:margin-bottom="0.199cm" style:contextual-spacing="false" fo:text-align="start" style:justify-single-word="false" fo:text-indent="0cm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cm" loext:border="none"/>
    </style:style>
    <style:style style:name="P134" style:family="paragraph" style:parent-style-name="Standard">
      <style:paragraph-properties fo:margin-left="0cm" fo:margin-right="0cm" fo:margin-top="0cm" fo:margin-bottom="0.199cm" style:contextual-spacing="false" fo:line-height="115%" fo:text-indent="0cm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35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cm" loext:border="none"/>
    </style:style>
    <style:style style:name="P136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cm" loext:border="none"/>
    </style:style>
    <style:style style:name="P137" style:family="paragraph" style:parent-style-name="Standard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cm" loext:border="none"/>
    </style:style>
    <style:style style:name="P138" style:family="paragraph" style:parent-style-name="Standard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139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140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41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142" style:family="paragraph" style:parent-style-name="Standard">
      <style:paragraph-properties fo:margin-left="0cm" fo:margin-right="0cm" fo:margin-top="0cm" fo:margin-bottom="0.3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43" style:family="paragraph" style:parent-style-name="Standard">
      <style:paragraph-properties fo:margin-left="0cm" fo:margin-right="0cm" fo:margin-top="0cm" fo:margin-bottom="0.3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44" style:family="paragraph" style:parent-style-name="Standard">
      <style:paragraph-properties fo:margin-left="0cm" fo:margin-right="0cm" fo:margin-top="0cm" fo:margin-bottom="0.3cm" style:contextual-spacing="false" fo:line-height="115%" fo:text-indent="0cm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45" style:family="paragraph" style:parent-style-name="Standard">
      <style:paragraph-properties fo:margin-left="0cm" fo:margin-right="0cm" fo:margin-top="0cm" fo:margin-bottom="0.6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cm" loext:border="none"/>
    </style:style>
    <style:style style:name="P146" style:family="paragraph" style:parent-style-name="Standard">
      <style:paragraph-properties fo:margin-left="0cm" fo:margin-right="0cm" fo:margin-top="0cm" fo:margin-bottom="0.6cm" style:contextual-spacing="false" fo:text-align="start" style:justify-single-word="false" fo:text-indent="0cm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cm" loext:border="none"/>
    </style:style>
    <style:style style:name="P147" style:family="paragraph" style:parent-style-name="Standard">
      <style:paragraph-properties fo:margin-left="0cm" fo:margin-right="0cm" fo:margin-top="0cm" fo:margin-bottom="0.25cm" style:contextual-spacing="false" fo:text-indent="0cm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cm" loext:border="none"/>
    </style:style>
    <style:style style:name="P148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149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cm" loext:border="none"/>
    </style:style>
    <style:style style:name="P150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51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cm" loext:border="none"/>
    </style:style>
    <style:style style:name="P152" style:family="paragraph" style:parent-style-name="Standard">
      <style:paragraph-properties fo:margin-left="0cm" fo:margin-right="0cm" fo:margin-top="0cm" fo:margin-bottom="0.61cm" style:contextual-spacing="false" fo:text-indent="0cm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53" style:family="paragraph" style:parent-style-name="Standard">
      <style:paragraph-properties fo:margin-left="0cm" fo:margin-right="0cm" fo:line-height="115%" fo:text-indent="0cm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54" style:family="paragraph" style:parent-style-name="Standard">
      <style:paragraph-properties fo:margin-left="0cm" fo:margin-right="0cm" fo:line-height="115%" fo:text-indent="0cm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55" style:family="paragraph" style:parent-style-name="Standard">
      <style:paragraph-properties fo:margin-left="0cm" fo:margin-right="0cm" fo:margin-top="0cm" fo:margin-bottom="0.499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officeooo:paragraph-rsid="0159cd1c"/>
    </style:style>
    <style:style style:name="P156" style:family="paragraph" style:parent-style-name="Standard">
      <style:paragraph-properties fo:margin-left="0cm" fo:margin-right="0cm" fo:margin-top="0cm" fo:margin-bottom="0.499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57" style:family="paragraph" style:parent-style-name="Standard">
      <style:paragraph-properties fo:margin-left="0cm" fo:margin-right="0cm" fo:margin-top="0cm" fo:margin-bottom="0.711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officeooo:paragraph-rsid="015ef155"/>
    </style:style>
    <style:style style:name="P158" style:family="paragraph" style:parent-style-name="Standard">
      <style:paragraph-properties fo:margin-left="0cm" fo:margin-right="0cm" fo:margin-top="0cm" fo:margin-bottom="0.356cm" style:contextual-spacing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59" style:family="paragraph" style:parent-style-name="Standard">
      <style:paragraph-properties fo:margin-left="0cm" fo:margin-right="0cm" fo:margin-top="0cm" fo:margin-bottom="0.356cm" style:contextual-spacing="false" fo:text-indent="0cm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160" style:family="paragraph" style:parent-style-name="Standard">
      <style:paragraph-properties fo:margin-left="0cm" fo:margin-right="0cm" fo:margin-top="0cm" fo:margin-bottom="0.813cm" style:contextual-spacing="false" fo:line-height="115%" fo:text-indent="0cm" style:auto-text-indent="false" style:writing-mode="lr-tb">
        <style:tab-stops>
          <style:tab-stop style:position="7.251cm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61" style:family="paragraph" style:parent-style-name="Standard">
      <style:paragraph-properties style:line-height-at-least="0.503cm"/>
      <style:text-properties fo:color="#cccccc" loext:opacity="100%" style:font-name="Fira code" fo:font-size="10.5pt" fo:font-weight="normal" fo:background-color="#1c1c1c"/>
    </style:style>
    <style:style style:name="P162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64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cm" loext:border="none"/>
    </style:style>
    <style:style style:name="P165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cm" loext:border="none"/>
    </style:style>
    <style:style style:name="P166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67" style:family="paragraph" style:parent-style-name="Standard">
      <style:paragraph-properties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68" style:family="paragraph" style:parent-style-name="Standard">
      <style:paragraph-properties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69" style:family="paragraph" style:parent-style-name="Standard">
      <style:paragraph-properties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70" style:family="paragraph" style:parent-style-name="Standard">
      <style:paragraph-properties style:line-height-at-least="0.503cm">
        <style:tab-stops>
          <style:tab-stop style:position="0.661cm"/>
          <style:tab-stop style:position="1.367cm"/>
        </style:tab-stops>
      </style:paragraph-properties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71" style:family="paragraph" style:parent-style-name="Standard">
      <style:paragraph-properties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72" style:family="paragraph" style:parent-style-name="Standard">
      <style:paragraph-properties style:line-height-at-least="0.503cm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cm" loext:border="none"/>
    </style:style>
    <style:style style:name="P175" style:family="paragraph" style:parent-style-name="Standard">
      <style:paragraph-properties style:line-height-at-least="0.529cm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76" style:family="paragraph" style:parent-style-name="Standard">
      <style:paragraph-properties style:line-height-at-least="0.503cm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177" style:family="paragraph" style:parent-style-name="Standard">
      <style:paragraph-properties style:line-height-at-least="0.503cm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78" style:family="paragraph" style:parent-style-name="Standard">
      <style:paragraph-properties style:line-height-at-least="0.503cm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79" style:family="paragraph" style:parent-style-name="Standard">
      <style:paragraph-properties style:line-height-at-least="0.503cm">
        <style:tab-stops>
          <style:tab-stop style:position="1.102cm"/>
        </style:tab-stops>
      </style:paragraph-properties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80" style:family="paragraph" style:parent-style-name="Standard">
      <style:paragraph-properties style:line-height-at-least="0.503cm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81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margin-top="0cm" fo:margin-bottom="0.3cm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85" style:family="paragraph" style:parent-style-name="Standard">
      <style:paragraph-properties fo:margin-top="0cm" fo:margin-bottom="0.3cm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86" style:family="paragraph" style:parent-style-name="Standard">
      <style:paragraph-properties fo:margin-top="0cm" fo:margin-bottom="0.199cm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margin-top="0cm" fo:margin-bottom="0.199cm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88" style:family="paragraph" style:parent-style-name="Standard">
      <style:paragraph-properties fo:margin-top="0cm" fo:margin-bottom="0.199cm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89" style:family="paragraph" style:parent-style-name="Standard">
      <style:paragraph-properties fo:margin-top="0cm" fo:margin-bottom="0.199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90" style:family="paragraph" style:parent-style-name="Standard">
      <style:paragraph-properties fo:margin-top="0cm" fo:margin-bottom="0.199cm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46cm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91" style:family="paragraph" style:parent-style-name="Standard">
      <style:paragraph-properties fo:margin-top="0cm" fo:margin-bottom="0.199cm" style:contextual-spacing="false" style:line-height-at-least="0.529cm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92" style:family="paragraph" style:parent-style-name="Standard">
      <style:paragraph-properties fo:margin-top="0cm" fo:margin-bottom="0.199cm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93" style:family="paragraph" style:parent-style-name="Standard">
      <style:paragraph-properties fo:margin-top="0cm" fo:margin-bottom="0.102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94" style:family="paragraph" style:parent-style-name="Standard">
      <style:paragraph-properties fo:margin-top="0cm" fo:margin-bottom="0.102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cm" loext:border="none"/>
    </style:style>
    <style:style style:name="P195" style:family="paragraph" style:parent-style-name="Standard">
      <style:paragraph-properties fo:margin-top="0cm" fo:margin-bottom="0.102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96" style:family="paragraph" style:parent-style-name="Standard">
      <style:paragraph-properties fo:margin-top="0cm" fo:margin-bottom="0.102cm" style:contextual-spacing="false"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197" style:family="paragraph" style:parent-style-name="Standard">
      <style:paragraph-properties fo:margin-top="0cm" fo:margin-bottom="0.101cm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98" style:family="paragraph" style:parent-style-name="Standard">
      <style:paragraph-properties fo:margin-top="0cm" fo:margin-bottom="0.101cm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199" style:family="paragraph" style:parent-style-name="Standard">
      <style:paragraph-properties fo:margin-top="0cm" fo:margin-bottom="0.152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200" style:family="paragraph" style:parent-style-name="Standard">
      <style:paragraph-properties fo:margin-top="0cm" fo:margin-bottom="0.152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cm" loext:border="none"/>
    </style:style>
    <style:style style:name="P201" style:family="paragraph" style:parent-style-name="Standard">
      <style:paragraph-properties fo:margin-top="0cm" fo:margin-bottom="0.152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02" style:family="paragraph" style:parent-style-name="Standard">
      <style:paragraph-properties fo:margin-top="0cm" fo:margin-bottom="0.152cm" style:contextual-spacing="false"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03" style:family="paragraph" style:parent-style-name="Standard">
      <style:paragraph-properties fo:margin-top="0cm" fo:margin-bottom="0.152cm" style:contextual-spacing="false" style:line-height-at-least="0.503cm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04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205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cm" loext:border="none"/>
    </style:style>
    <style:style style:name="P206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07" style:family="paragraph" style:parent-style-name="Standard">
      <style:paragraph-properties fo:margin-top="0cm" fo:margin-bottom="0.203cm" style:contextual-spacing="false"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08" style:family="paragraph" style:parent-style-name="Standard">
      <style:paragraph-properties fo:margin-top="0cm" fo:margin-bottom="0.254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209" style:family="paragraph" style:parent-style-name="Standard">
      <style:paragraph-properties fo:margin-top="0cm" fo:margin-bottom="0.254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cm" loext:border="none"/>
    </style:style>
    <style:style style:name="P210" style:family="paragraph" style:parent-style-name="Standard">
      <style:paragraph-properties fo:margin-top="0cm" fo:margin-bottom="0.254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11" style:family="paragraph" style:parent-style-name="Standard">
      <style:paragraph-properties fo:margin-top="0cm" fo:margin-bottom="0.254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12" style:family="paragraph" style:parent-style-name="Standard">
      <style:paragraph-properties fo:margin-top="0cm" fo:margin-bottom="0.254cm" style:contextual-spacing="false"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13" style:family="paragraph" style:parent-style-name="Standard">
      <style:paragraph-properties fo:margin-top="0cm" fo:margin-bottom="0.305cm" style:contextual-spacing="false" style:line-height-at-least="0.503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14" style:family="paragraph" style:parent-style-name="Standard">
      <style:paragraph-properties fo:margin-top="0cm" fo:margin-bottom="0.305cm" style:contextual-spacing="false"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15" style:family="paragraph" style:parent-style-name="Standard">
      <style:paragraph-properties fo:margin-top="0cm" fo:margin-bottom="0.305cm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216" style:family="paragraph" style:parent-style-name="Standard">
      <style:paragraph-properties fo:margin-top="0cm" fo:margin-bottom="0.305cm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217" style:family="paragraph" style:parent-style-name="Standard">
      <style:paragraph-properties fo:margin-top="0cm" fo:margin-bottom="0.305cm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63eb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P218" style:family="paragraph" style:parent-style-name="Standard">
      <style:paragraph-properties fo:margin-top="0cm" fo:margin-bottom="0.25cm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cm" loext:border="none"/>
    </style:style>
    <style:style style:name="P219" style:family="paragraph" style:parent-style-name="Standard">
      <style:paragraph-properties fo:margin-top="0cm" fo:margin-bottom="0.4cm" style:contextual-spacing="false" style:line-height-at-least="0.529cm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20" style:family="paragraph" style:parent-style-name="Standard">
      <style:paragraph-properties fo:margin-top="0cm" fo:margin-bottom="0cm" style:contextual-spacing="false"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21" style:family="paragraph" style:parent-style-name="Standard">
      <style:paragraph-properties fo:margin-top="0cm" fo:margin-bottom="0.254cm" style:contextual-spacing="false" style:line-height-at-least="0.503cm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P222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P223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officeooo:paragraph-rsid="012b8be6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708097" style:font-size-asian="11pt" style:font-weight-asian="bold" style:font-size-complex="11pt" style:font-weight-complex="bold" loext:padding="0cm" loext:border="none"/>
    </style:style>
    <style:style style:name="P22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12b8be6"/>
    </style:style>
    <style:style style:name="P22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2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cm" loext:border="none"/>
    </style:style>
    <style:style style:name="P228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708097" style:font-size-asian="10pt" style:font-weight-asian="normal" style:font-size-complex="10pt" style:font-weight-complex="normal" loext:padding="0cm" loext:border="none"/>
    </style:style>
    <style:style style:name="P229" style:family="paragraph" style:parent-style-name="Standard">
      <style:paragraph-properties fo:margin-left="0cm" fo:margin-right="0cm" fo:margin-top="0cm" fo:margin-bottom="0.4cm" style:contextual-spacing="false" fo:text-indent="0cm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708097" style:font-size-asian="10pt" style:font-weight-asian="normal" style:font-size-complex="10pt" style:font-weight-complex="normal" loext:padding="0cm" loext:border="none"/>
    </style:style>
    <style:style style:name="P230" style:family="paragraph" style:parent-style-name="Standard">
      <style:paragraph-properties fo:margin-left="0cm" fo:margin-right="0cm" fo:margin-top="0cm" fo:margin-bottom="0.152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12aee" fo:background-color="transparent" style:font-size-asian="11pt" style:font-weight-asian="normal" style:font-size-complex="11pt" style:font-weight-complex="normal" loext:padding="0cm" loext:border="none"/>
    </style:style>
    <style:style style:name="P231" style:family="paragraph" style:parent-style-name="Standard">
      <style:paragraph-properties fo:margin-top="0cm" fo:margin-bottom="0.199cm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cm" loext:border="none"/>
    </style:style>
    <style:style style:name="P232" style:family="paragraph" style:parent-style-name="Standard">
      <style:paragraph-properties fo:margin-top="0cm" fo:margin-bottom="0.499cm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cm" loext:border="none"/>
    </style:style>
    <style:style style:name="T3" style:family="text">
      <style:text-properties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Lato" style:font-name-asian="Noto Serif CJK SC" style:font-name-complex="Lohit Devanagari"/>
    </style:style>
    <style:style style:name="T5" style:family="text">
      <style:text-properties style:font-name="Lato" officeooo:rsid="016f74e8" style:font-name-asian="Noto Serif CJK SC" style:font-name-complex="Lohit Devanagari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9" style:family="text">
      <style:text-properties fo:color="#0000ff" loext:opacity="100%" style:font-name="DejaVu Sans Mono" fo:font-size="10pt" fo:language="en" fo:country="US" officeooo:rsid="0136cf93" style:font-size-asian="10pt" style:font-style-asian="normal" style:font-size-complex="10pt" style:font-style-complex="normal"/>
    </style:style>
    <style:style style:name="T10" style:family="text">
      <style:text-properties fo:color="#0000ff" loext:opacity="100%" style:font-name="DejaVu Sans Mono" fo:font-size="10pt" fo:language="en" fo:country="US" officeooo:rsid="0136cf93" style:font-size-asian="10pt" style:font-size-complex="10pt"/>
    </style:style>
    <style:style style:name="T11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2" style:family="text">
      <style:text-properties fo:color="#0000ff" loext:opacity="100%" style:font-name="DejaVu Sans Mono" fo:language="en" fo:country="US" officeooo:rsid="0136cf93"/>
    </style:style>
    <style:style style:name="T13" style:family="text">
      <style:text-properties fo:color="#0000ff" loext:opacity="100%" style:font-name="Consolas1" fo:language="en" fo:country="US" officeooo:rsid="0136cf93"/>
    </style:style>
    <style:style style:name="T14" style:family="text">
      <style:text-properties fo:color="#0000ff" loext:opacity="100%" style:font-name="Consolas1" fo:language="en" fo:country="US" officeooo:rsid="0136cf93" style:font-name-asian="Noto Serif CJK SC" style:font-name-complex="Lohit Devanagari"/>
    </style:style>
    <style:style style:name="T15" style:family="text">
      <style:text-properties fo:color="#0000ff" loext:opacity="10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cm" loext:border="none"/>
    </style:style>
    <style:style style:name="T16" style:family="text">
      <style:text-properties fo:color="#0000ff" loext:opacity="100%" fo:font-weight="normal" style:font-weight-asian="normal" style:font-weight-complex="normal"/>
    </style:style>
    <style:style style:name="T17" style:family="text">
      <style:text-properties fo:font-variant="normal" fo:text-transform="none" fo:color="#737373" loext:opacity="100%" style:font-name="DejaVu Sans Mono" fo:font-size="10pt" fo:letter-spacing="-0.026cm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18" style:family="text">
      <style:text-properties fo:font-variant="normal" fo:text-transform="none" fo:color="#737373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cm" loext:border="none"/>
    </style:style>
    <style:style style:name="T19" style:family="text">
      <style:text-properties fo:font-variant="normal" fo:text-transform="none" fo:color="#737373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cm" loext:border="none"/>
    </style:style>
    <style:style style:name="T20" style:family="text">
      <style:text-properties fo:font-variant="normal" fo:text-transform="none" fo:color="#336699" loext:opacity="100%" style:font-name="DejaVu Sans Mono" fo:font-size="10pt" fo:letter-spacing="-0.026cm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cm" loext:border="none"/>
    </style:style>
    <style:style style:name="T21" style:family="text">
      <style:text-properties fo:font-variant="normal" fo:text-transform="none" fo:color="#336699" loext:opacity="100%" style:font-name="DejaVu Sans Mono" fo:font-size="10pt" fo:letter-spacing="-0.026cm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22" style:family="text">
      <style:text-properties fo:font-variant="normal" fo:text-transform="none" fo:color="#336699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name-complex="Lohit Devanagari" style:font-size-complex="10.5pt" style:language-complex="zxx" style:country-complex="none" style:font-style-complex="normal" loext:padding="0cm" loext:border="none"/>
    </style:style>
    <style:style style:name="T23" style:family="text">
      <style:text-properties fo:font-variant="normal" fo:text-transform="none" fo:color="#336699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cm" loext:border="none"/>
    </style:style>
    <style:style style:name="T24" style:family="text">
      <style:text-properties fo:font-variant="normal" fo:text-transform="none" fo:color="#336699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size-complex="10.5pt" style:language-complex="zxx" style:country-complex="none" style:font-style-complex="normal" loext:padding="0cm" loext:border="none"/>
    </style:style>
    <style:style style:name="T25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26cm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26" style:family="text">
      <style:text-properties fo:font-variant="normal" fo:text-transform="none" fo:color="#669933" loext:opacity="100%" style:font-name="DejaVu Sans Mono" fo:font-size="10pt" fo:letter-spacing="-0.026cm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27" style:family="text">
      <style:text-properties fo:font-variant="normal" fo:text-transform="none" fo:color="#669933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cm" loext:border="none"/>
    </style:style>
    <style:style style:name="T28" style:family="text">
      <style:text-properties fo:font-variant="normal" fo:text-transform="none" fo:color="#669933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officeooo:rsid="0005e96b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33" style:family="text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cm" loext:border="none"/>
    </style:style>
    <style:style style:name="T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cm" loext:border="none"/>
    </style:style>
    <style:style style:name="T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663eb5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5fb79e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cm" loext:border="none"/>
    </style:style>
    <style:style style:name="T4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63eb5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cm" loext:border="none"/>
    </style:style>
    <style:style style:name="T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4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48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cm" loext:border="none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26cm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50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15fb79e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cm" loext:border="none"/>
    </style:style>
    <style:style style:name="T51" style:family="text">
      <style:text-properties fo:font-variant="normal" fo:text-transform="none" fo:letter-spacing="normal" fo:font-style="normal" fo:background-color="transparent" loext:char-shading-value="0"/>
    </style:style>
    <style:style style:name="T52" style:family="text">
      <style:text-properties fo:font-variant="normal" fo:text-transform="none" fo:letter-spacing="normal" fo:font-style="normal" fo:background-color="transparent" loext:char-shading-value="0" loext:padding="0cm" loext:border="none"/>
    </style:style>
    <style:style style:name="T53" style:family="text">
      <style:text-properties fo:font-variant="normal" fo:text-transform="none" fo:letter-spacing="normal" fo:font-style="normal" officeooo:rsid="012b8be6" fo:background-color="transparent" loext:char-shading-value="0" loext:padding="0cm" loext:border="none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56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57" style:family="text">
      <style:text-properties fo:font-variant="normal" fo:text-transform="none" fo:color="#993366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cm" loext:border="none"/>
    </style:style>
    <style:style style:name="T58" style:family="text">
      <style:text-properties fo:font-variant="normal" fo:text-transform="none" fo:color="#993366" loext:opacity="100%" style:font-name="Consolas1" fo:font-size="10.5pt" fo:letter-spacing="-0.026cm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cm" loext:border="none"/>
    </style:style>
    <style:style style:name="T59" style:family="text">
      <style:text-properties fo:font-variant="normal" fo:text-transform="none" style:font-name="Fira Mono" fo:font-size="10.5pt" fo:letter-spacing="normal" fo:font-style="normal" fo:font-weight="normal"/>
    </style:style>
    <style:style style:name="T60" style:family="text"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61" style:family="text">
      <style:text-properties fo:font-variant="normal" fo:text-transform="none" fo:color="#333333" loext:opacity="100%" style:font-name="Fira Sans" fo:font-size="12pt" fo:letter-spacing="normal" fo:font-style="normal" fo:background-color="transparent" loext:char-shading-value="0" loext:padding="0cm" loext:border="none"/>
    </style:style>
    <style:style style:name="T62" style:family="text">
      <style:text-properties fo:color="#737373" loext:opacity="100%" style:font-name="DejaVu Sans Mono" fo:font-size="10pt" fo:letter-spacing="-0.026cm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63" style:family="text">
      <style:text-properties fo:color="#336699" loext:opacity="100%" style:font-name="DejaVu Sans Mono" fo:font-size="10pt" fo:letter-spacing="-0.026cm" fo:language="en" fo:country="GB" style:text-underline-style="none" fo:font-weight="normal" officeooo:rsid="012986e1" fo:background-color="transparent" loext:char-shading-value="0" style:font-size-asian="10pt" style:font-size-complex="10pt" loext:padding="0cm" loext:border="none"/>
    </style:style>
    <style:style style:name="T64" style:family="text">
      <style:text-properties fo:color="#669933" loext:opacity="100%" style:font-name="DejaVu Sans Mono" fo:font-size="10pt" fo:letter-spacing="-0.026cm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style-asian="normal" style:font-weight-asian="bold" style:font-style-complex="normal" style:font-weight-complex="bold"/>
    </style:style>
    <style:style style:name="T67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cm" loext:border="none"/>
    </style:style>
    <style:style style:name="T68" style:family="text">
      <style:text-properties style:use-window-font-color="true" loext:opacity="0%" style:font-name="Lato" fo:font-size="11pt" fo:language="en" fo:country="GB" style:text-underline-style="none" fo:font-weight="normal" officeooo:rsid="01708097" style:font-size-asian="11pt" style:font-weight-asian="normal" style:font-size-complex="11pt" style:font-weight-complex="normal" loext:padding="0cm" loext:border="none"/>
    </style:style>
    <style:style style:name="T69" style:family="text">
      <style:text-properties style:use-window-font-color="true" loext:opacity="0%" style:font-name="Lato" fo:font-size="11pt" fo:language="en" fo:country="GB" style:text-underline-style="none" fo:font-weight="bold" officeooo:rsid="012986e1" style:font-size-asian="11pt" style:font-weight-asian="bold" style:font-size-complex="11pt" style:font-weight-complex="bold" loext:padding="0cm" loext:border="none"/>
    </style:style>
    <style:style style:name="T70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71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72" style:family="text">
      <style:text-properties style:use-window-font-color="true" loext:opacity="0%" style:font-name="Lato" fo:font-size="11pt" fo:language="en" fo:country="GB" fo:font-weight="bold" officeooo:rsid="012986e1" style:font-size-asian="11pt" style:font-weight-asian="bold" style:font-size-complex="11pt" style:font-weight-complex="bold"/>
    </style:style>
    <style:style style:name="T73" style:family="text">
      <style:text-properties style:use-window-font-color="true" loext:opacity="0%" style:font-name="Lato" fo:font-size="11pt" fo:language="en" fo:country="GB" officeooo:rsid="012986e1" style:font-size-asian="11pt" style:font-size-complex="11pt"/>
    </style:style>
    <style:style style:name="T74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75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6" style:family="text">
      <style:text-properties style:use-window-font-color="true" loext:opacity="0%"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7" style:family="text">
      <style:text-properties style:use-window-font-color="true" loext:opacity="0%" style:font-name="Lato" style:font-name-asian="Noto Serif CJK SC" style:font-name-complex="Lohit Devanagari"/>
    </style:style>
    <style:style style:name="T78" style:family="text">
      <style:text-properties style:use-window-font-color="true" loext:opacity="0%" style:font-name="Lato" style:text-underline-style="solid" style:text-underline-width="auto" style:text-underline-color="font-color" officeooo:rsid="01663eb5" style:font-name-asian="Noto Serif CJK SC" style:font-name-complex="Lohit Devanagari"/>
    </style:style>
    <style:style style:name="T79" style:family="text">
      <style:text-properties fo:color="#c9211e" loext:opacity="100%"/>
    </style:style>
    <style:style style:name="T80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134d0d7"/>
    </style:style>
    <style:style style:name="T83" style:family="text">
      <style:text-properties style:text-underline-style="solid" style:text-underline-width="auto" style:text-underline-color="font-color" officeooo:rsid="0136c86d"/>
    </style:style>
    <style:style style:name="T84" style:family="text">
      <style:text-properties style:text-underline-style="solid" style:text-underline-width="auto" style:text-underline-color="font-color" officeooo:rsid="0138eae1"/>
    </style:style>
    <style:style style:name="T85" style:family="text">
      <style:text-properties style:text-underline-style="solid" style:text-underline-width="auto" style:text-underline-color="font-color" officeooo:rsid="0139d8e1"/>
    </style:style>
    <style:style style:name="T86" style:family="text">
      <style:text-properties style:text-underline-style="solid" style:text-underline-width="auto" style:text-underline-color="font-color" officeooo:rsid="013b2ac9"/>
    </style:style>
    <style:style style:name="T87" style:family="text">
      <style:text-properties style:text-underline-style="solid" style:text-underline-width="auto" style:text-underline-color="font-color" officeooo:rsid="013bbd8b"/>
    </style:style>
    <style:style style:name="T88" style:family="text">
      <style:text-properties style:text-underline-style="solid" style:text-underline-width="auto" style:text-underline-color="font-color" style:font-style-asian="normal" style:font-style-complex="normal"/>
    </style:style>
    <style:style style:name="T89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90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91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92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93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94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95" style:family="text">
      <style:text-properties style:text-underline-style="solid" style:text-underline-width="auto" style:text-underline-color="font-color" officeooo:rsid="01712aee"/>
    </style:style>
    <style:style style:name="T96" style:family="text">
      <style:text-properties officeooo:rsid="0122c4ff" loext:padding="0cm" loext:border="none"/>
    </style:style>
    <style:style style:name="T97" style:family="text">
      <style:text-properties style:font-name="GqdfpyHkgxthGwhhqsUtopiaStd-Regular" fo:font-size="9pt" style:font-size-asian="9pt"/>
    </style:style>
    <style:style style:name="T98" style:family="text">
      <style:text-properties officeooo:rsid="0005e96b"/>
    </style:style>
    <style:style style:name="T99" style:family="text">
      <style:text-properties officeooo:rsid="0005e96b" loext:padding="0cm" loext:border="none"/>
    </style:style>
    <style:style style:name="T100" style:family="text">
      <style:text-properties officeooo:rsid="0126d0db"/>
    </style:style>
    <style:style style:name="T101" style:family="text">
      <style:text-properties officeooo:rsid="01289a9d"/>
    </style:style>
    <style:style style:name="T102" style:family="text">
      <style:text-properties fo:letter-spacing="normal"/>
    </style:style>
    <style:style style:name="T103" style:family="text">
      <style:text-properties fo:letter-spacing="normal" loext:padding="0cm" loext:border="none"/>
    </style:style>
    <style:style style:name="T104" style:family="text">
      <style:text-properties fo:letter-spacing="normal" officeooo:rsid="012510cb"/>
    </style:style>
    <style:style style:name="T105" style:family="text">
      <style:text-properties fo:letter-spacing="normal" officeooo:rsid="012510cb" loext:padding="0cm" loext:border="none"/>
    </style:style>
    <style:style style:name="T106" style:family="text">
      <style:text-properties fo:letter-spacing="normal" fo:font-style="italic" style:font-style-asian="italic"/>
    </style:style>
    <style:style style:name="T107" style:family="text">
      <style:text-properties fo:letter-spacing="normal" fo:font-style="italic" officeooo:rsid="012510cb" style:font-style-asian="italic"/>
    </style:style>
    <style:style style:name="T108" style:family="text">
      <style:text-properties officeooo:rsid="012a00e0"/>
    </style:style>
    <style:style style:name="T109" style:family="text">
      <style:text-properties officeooo:rsid="012b8be6"/>
    </style:style>
    <style:style style:name="T110" style:family="text">
      <style:text-properties fo:font-size="10.5pt" style:font-size-asian="10.5pt" style:font-size-complex="10.5pt"/>
    </style:style>
    <style:style style:name="T111" style:family="text">
      <style:text-properties fo:font-size="10.5pt" fo:font-style="normal" style:font-size-asian="10.5pt" style:font-style-asian="normal" style:font-size-complex="10.5pt" style:font-style-complex="normal"/>
    </style:style>
    <style:style style:name="T112" style:family="text">
      <style:text-properties fo:font-size="10.5pt" fo:font-weight="bold" style:font-size-asian="10.5pt" style:font-weight-asian="bold" style:font-size-complex="10.5pt" style:font-weight-complex="bold"/>
    </style:style>
    <style:style style:name="T113" style:family="text">
      <style:text-properties style:font-name="DejaVu Sans Mono" fo:font-size="10pt" fo:letter-spacing="-0.026cm" style:font-size-asian="10pt" style:font-size-complex="10pt"/>
    </style:style>
    <style:style style:name="T114" style:family="text">
      <style:text-properties style:font-name="DejaVu Sans Mono" fo:font-size="10pt" fo:letter-spacing="-0.026cm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115" style:family="text">
      <style:text-properties style:font-name="DejaVu Sans Mono" fo:font-size="10pt" style:font-size-asian="10pt" style:font-size-complex="10pt"/>
    </style:style>
    <style:style style:name="T116" style:family="text">
      <style:text-properties style:font-name="DejaVu Sans Mono" fo:language="en" fo:country="US" officeooo:rsid="0136cf93"/>
    </style:style>
    <style:style style:name="T117" style:family="text">
      <style:text-properties officeooo:rsid="0136cf93"/>
    </style:style>
    <style:style style:name="T118" style:family="text">
      <style:text-properties officeooo:rsid="013771bf"/>
    </style:style>
    <style:style style:name="T119" style:family="text">
      <style:text-properties officeooo:rsid="013da351"/>
    </style:style>
    <style:style style:name="T120" style:family="text">
      <style:text-properties style:font-style-asian="normal" style:font-style-complex="normal"/>
    </style:style>
    <style:style style:name="T121" style:family="text">
      <style:text-properties officeooo:rsid="014041ee"/>
    </style:style>
    <style:style style:name="T122" style:family="text">
      <style:text-properties officeooo:rsid="01415175"/>
    </style:style>
    <style:style style:name="T123" style:family="text">
      <style:text-properties officeooo:rsid="01426b73"/>
    </style:style>
    <style:style style:name="T124" style:family="text">
      <style:text-properties officeooo:rsid="0144218e"/>
    </style:style>
    <style:style style:name="T125" style:family="text">
      <style:text-properties officeooo:rsid="014c2a59"/>
    </style:style>
    <style:style style:name="T126" style:family="text">
      <style:text-properties fo:color="#0000bb" loext:opacity="100%" fo:background-color="#ffffff" loext:char-shading-value="0"/>
    </style:style>
    <style:style style:name="T127" style:family="text">
      <style:text-properties fo:color="#0000bb" loext:opacity="100%" officeooo:rsid="01511188" fo:background-color="#ffffff" loext:char-shading-value="0"/>
    </style:style>
    <style:style style:name="T128" style:family="text">
      <style:text-properties fo:color="#007700" loext:opacity="100%" fo:background-color="#ffffff" loext:char-shading-value="0"/>
    </style:style>
    <style:style style:name="T129" style:family="text">
      <style:text-properties fo:color="#007700" loext:opacity="100%" officeooo:rsid="014fe178" fo:background-color="#ffffff" loext:char-shading-value="0"/>
    </style:style>
    <style:style style:name="T130" style:family="text">
      <style:text-properties fo:color="#dd0000" loext:opacity="100%" fo:background-color="#ffffff" loext:char-shading-value="0"/>
    </style:style>
    <style:style style:name="T131" style:family="text">
      <style:text-properties fo:color="#dd0000" loext:opacity="100%" officeooo:rsid="01511188" fo:background-color="#ffffff" loext:char-shading-value="0"/>
    </style:style>
    <style:style style:name="T132" style:family="text">
      <style:text-properties officeooo:rsid="01588bfa"/>
    </style:style>
    <style:style style:name="T133" style:family="text">
      <style:text-properties officeooo:rsid="0159cd1c"/>
    </style:style>
    <style:style style:name="T134" style:family="text">
      <style:text-properties officeooo:rsid="015a6ca5"/>
    </style:style>
    <style:style style:name="T135" style:family="text">
      <style:text-properties fo:color="#ff0000" loext:opacity="100%"/>
    </style:style>
    <style:style style:name="T136" style:family="text">
      <style:text-properties officeooo:rsid="016498fb"/>
    </style:style>
    <style:style style:name="T137" style:family="text">
      <style:text-properties style:text-line-through-style="none" style:text-line-through-type="none" style:text-blinking="false"/>
    </style:style>
    <style:style style:name="T138" style:family="text">
      <style:text-properties fo:color="#333333" loext:opacity="100%" style:font-name="Fira Sans" fo:font-size="12pt" officeooo:rsid="01663eb5"/>
    </style:style>
    <style:style style:name="T139" style:family="text">
      <style:text-properties officeooo:rsid="01696fe6"/>
    </style:style>
    <style:style style:name="T140" style:family="text">
      <style:text-properties officeooo:rsid="016a828e"/>
    </style:style>
    <style:style style:name="T141" style:family="text">
      <style:text-properties officeooo:rsid="016c0593"/>
    </style:style>
    <style:style style:name="T142" style:family="text">
      <style:text-properties officeooo:rsid="016f74e8"/>
    </style:style>
    <style:style style:name="T143" style:family="text">
      <style:text-properties officeooo:rsid="01708097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weight="normal" officeooo:rsid="012a00e0" style:font-weight-asian="normal" style:font-weight-complex="normal"/>
    </style:style>
    <style:style style:name="T146" style:family="text">
      <style:text-properties officeooo:rsid="01712a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<text:span text:style-name="T1">PHP Notes Chapter </text:span><text:span text:style-name="T96">2</text:span><text:span text:style-name="T1">  </text:span><text:span text:style-name="T96">Functions</text:span></text:p>
      <text:p text:style-name="P123"><text:span text:style-name="T99">In PHP, function names are case insensitive and can be referenced before they are </text:span><text:span text:style-name="T98">defined, unless they are defined in a conditional code block.</text:span></text:p>
      <text:p text:style-name="P130">Arguments</text:p>
      <text:p text:style-name="P124"><text:span text:style-name="T103">Arguments </text:span><text:span text:style-name="T105">(</text:span><text:span text:style-name="T106">parameters</text:span><text:span text:style-name="T107">)</text:span><text:span text:style-name="T102">, allow you to pass values into the function scope. </text:span><text:span text:style-name="T104">They </text:span><text:span text:style-name="T102">are passed as a comma-</text:span><text:span text:style-name="T104">s</text:span><text:span text:style-name="T102">eparated list and are evaluated left to right.</text:span></text:p>
      <text:p text:style-name="P3">Argument Type Declarations</text:p>
      <text:p text:style-name="P55"/>
      <text:p text:style-name="P57"><text:span text:style-name="T1">PHP is a loosely typed language and if you specify exactly what </text:span>sort of variable you expect, then your function is going to be more reliable and your code easier to read, <text:span text:style-name="T101">(and a</text:span><text:span text:style-name="T100">lso your IDE can type hint</text:span><text:span text:style-name="T101">).</text:span></text:p>
      <text:p text:style-name="P56"/>
      <text:p text:style-name="P125"><text:span text:style-name="T2">If ph</text:span><text:span text:style-name="T67">p is running in </text:span><text:span text:style-name="T34">strict mode</text:span><text:span text:style-name="T67"> <text:s text:c="2"/></text:span><text:span text:style-name="T7">declare(strict_types = 1); </text:span><text:span text:style-name="T35">and the variable passed into a function is the incorrect type, then PHP 7 will raise a TypeError exception.</text:span></text:p>
      <text:p text:style-name="P135">Example 1:</text:p>
      <text:p text:style-name="P27">&lt;?php</text:p>
      <text:p text:style-name="P181">/* $itemName must be a string and $details must be an array */</text:p>
      <text:p text:style-name="P182"/>
      <text:p text:style-name="P186">function addToShoppingCart(string $itemName, array $details) {}</text:p>
      <text:p text:style-name="P183"/>
      <text:p text:style-name="P173">/* $paymentObject must be an object that either:</text:p>
      <text:p text:style-name="P37">implements the PaymentProviderInterface interface,</text:p>
      <text:p text:style-name="P37">or is any child of a class that does */</text:p>
      <text:p text:style-name="P19"/>
      <text:p text:style-name="P131">function requestPayment(PaymentProviderInterface $paymentObject) {}</text:p>
      <text:p text:style-name="P19"/>
      <text:p text:style-name="P38">/* $employee must be an object that is either:</text:p>
      <text:p text:style-name="P173">an instance of the Employee class,</text:p>
      <text:p text:style-name="P173">or is any child of a class that does */</text:p>
      <text:p text:style-name="P173"/>
      <text:p text:style-name="P187">function calculateWage(Employee $employee) {}</text:p>
      <text:p text:style-name="P19"/>
      <text:p text:style-name="P38">/* $callback must be a callable */</text:p>
      <text:p text:style-name="P38"/>
      <text:p text:style-name="P145">function performCalculation(callable $method) {}</text:p>
      <text:p text:style-name="P59"/>
      <text:p text:style-name="P133">Type <text:tab/><text:tab/><text:tab/><text:tab/>Description</text:p>
      <text:p text:style-name="P218">Class name or Interface <text:tab/><text:span text:style-name="T108">A</text:span>n instance of, or a child of, the specified class or interface.</text:p>
      <text:p text:style-name="P218">self <text:tab/><text:tab/><text:tab/><text:tab/>The parameter must be an instance of the current class.</text:p>
      <text:p text:style-name="P218">array</text:p>
      <text:p text:style-name="P218">bool</text:p>
      <text:p text:style-name="P218">float</text:p>
      <text:p text:style-name="P218">int</text:p>
      <text:p text:style-name="P218">string</text:p>
      <text:p text:style-name="P218">iterable <text:tab/><text:tab/><text:tab/>The parameter must be either an array or an instanceof <text:span text:style-name="T6">traversable</text:span>.</text:p>
      <text:p text:style-name="P147">callable <text:tab/><text:tab/><text:tab/>The parameter must be a valid <text:span text:style-name="T6">callable</text:span>.</text:p>
      <text:p text:style-name="P224"><text:soft-page-break/>Note: <text:s/><text:span text:style-name="T144">When say </text:span><text:span text:style-name="T16">“ancestor”</text:span><text:span text:style-name="T144"> class, I</text:span><text:span text:style-name="T145">t</text:span><text:span text:style-name="T144"> referring to any superclass of your class: the parent, the parent’s parent, and so on. Likewise, </text:span><text:span text:style-name="T145">if</text:span><text:span text:style-name="T144"> using the word </text:span><text:span text:style-name="T16">“child”</text:span><text:span text:style-name="T144"> <text:s/></text:span><text:span text:style-name="T145">it</text:span><text:span text:style-name="T144"> denote a child, grandchild, great-grandchild, and so on.</text:span></text:p>
      <text:p text:style-name="P146">Using aliases is not permitted. For example, you cannot use boolean in place of bool, <text:span text:style-name="T143">PHP</text:span><text:span text:style-name="T97"> </text:span>will expect an instance of a class called boolean</text:p>
      <text:p text:style-name="P136">Example <text:span text:style-name="T109">2</text:span>:</text:p>
      <text:p text:style-name="P148">&lt;?php</text:p>
      <text:p text:style-name="P197">function A(boolean $a) {var_dump($a);}</text:p>
      <text:p text:style-name="P197">A(true);</text:p>
      <text:p text:style-name="P197">?&gt;</text:p>
      <text:p text:style-name="P190">// Fatal error: Uncaught TypeError: Argument 1 passed to A() must be an instance of boolean, boolean given...</text:p>
      <text:p text:style-name="P51"/>
      <text:p text:style-name="P225"><text:span text:style-name="T67">There are two ways </text:span><text:span text:style-name="T68">to</text:span><text:span text:style-name="T67"> enforce scalar type hinting, </text:span><text:span text:style-name="T15">coercive (default)</text:span><text:span text:style-name="T67"> and </text:span><text:span text:style-name="T15">strict</text:span><text:span text:style-name="T67">. <text:s/>You configure the </text:span><text:span text:style-name="T69">mode per file</text:span><text:span text:style-name="T67"> by placing a </text:span><text:span text:style-name="T32">declare</text:span><text:span text:style-name="T67"> directive at the top of the file.<text:tab/><text:tab/><text:tab/> <text:s text:c="6"/></text:span><text:span text:style-name="T60">declare(strict_types=1);</text:span><text:span text:style-name="T32"> </text:span></text:p>
      <text:p text:style-name="P58"/>
      <text:p text:style-name="P141"><text:span text:style-name="T52">Example </text:span><text:span text:style-name="T53">3</text:span><text:span text:style-name="T52">:</text:span></text:p>
      <text:p text:style-name="P138">&lt;?php</text:p>
      <text:p text:style-name="P163">function sayHello(string $name) {</text:p>
      <text:p text:style-name="P163"><text:s text:c="4"/>echo gettype($name);</text:p>
      <text:p text:style-name="P163">}</text:p>
      <text:p text:style-name="P231">sayHello(100);</text:p>
      <text:p text:style-name="P231">?&gt;</text:p>
      <text:p text:style-name="P184">sayHello(100); // string</text:p>
      <text:p text:style-name="P184"/>
      <text:p text:style-name="P137">Example <text:span text:style-name="T109">4</text:span>:</text:p>
      <text:p text:style-name="P188">&lt;?php</text:p>
      <text:p text:style-name="P192">declare(strict_types=1);</text:p>
      <text:p text:style-name="P163">function sayHello(string $name) {</text:p>
      <text:p text:style-name="P163"><text:s text:c="4"/>echo gettype($name);</text:p>
      <text:p text:style-name="P185">}</text:p>
      <text:p text:style-name="P188">sayHello(100);</text:p>
      <text:p text:style-name="P188">?&gt;</text:p>
      <text:p text:style-name="P174">/*Fatal error: Uncaught TypeError: Argument 1 passed to sayHello() must be </text:p>
      <text:p text:style-name="P223"><text:span text:style-name="T52">of the type string, integer given,*/</text:span></text:p>
      <text:p text:style-name="P58"/>
      <text:p text:style-name="P3">Alternate Null Type Syntax</text:p>
      <text:p text:style-name="P54"/>
      <text:p text:style-name="P151">PHP 7.1 introduced a new way to type hint variables that may be null.<text:tab/></text:p>
      <text:p text:style-name="P52"><text:span text:style-name="T54">Example </text:span><text:span text:style-name="T55">5</text:span><text:span text:style-name="T54">:</text:span></text:p>
      <text:p text:style-name="P54"/>
      <text:p text:style-name="P138">&lt;?php</text:p>
      <text:p text:style-name="P163">function myFunc(?MyObject $myObj){</text:p>
      <text:p text:style-name="P163"><text:s text:c="4"/>echo "hello world";</text:p>
      <text:p text:style-name="P188">}</text:p>
      <text:p text:style-name="P198">// this is allowed</text:p>
      <text:p text:style-name="P232">myFunc(null);</text:p>
      <text:p text:style-name="P198">// this produces a fatal error: Too few arguments</text:p>
      <text:p text:style-name="P229"><text:span text:style-name="T51">myFunc();</text:span></text:p>
      <text:p text:style-name="P228"><text:span text:style-name="T72">Note</text:span><text:span text:style-name="T73"> : The argument is not optional; <text:s/>you have to explicitly pass null or an object of the specified type.</text:span></text:p>
      <text:p text:style-name="P3"><text:soft-page-break/>Optional Arguments</text:p>
      <text:p text:style-name="P54"/>
      <text:p text:style-name="P132">&lt;?php</text:p>
      <text:p text:style-name="P163">function sayHi($message = 'world') {</text:p>
      <text:p text:style-name="P188"><text:s text:c="4"/>echo "Hello $message";</text:p>
      <text:p text:style-name="P163">}</text:p>
      <text:p text:style-name="P149">sayHi();</text:p>
      <text:p text:style-name="P139">?&gt;</text:p>
      <text:p text:style-name="P119">/*Hello $message*/</text:p>
      <text:p text:style-name="P49"><text:span text:style-name="T56">Note: </text:span><text:span text:style-name="T52"><text:s/>PHP 7 will throw an ArgumentCountError if you do not supply all the mandatory parameters to a function. </text:span></text:p>
      <text:p text:style-name="P227">As of PHP 8.0.0, passing mandatory arguments after optional arguments is deprecated. </text:p>
      <text:p text:style-name="P49"/>
      <text:p text:style-name="P50"/>
      <text:p text:style-name="P49"/>
      <text:p text:style-name="P49"/>
      <text:h text:style-name="P1" text:outline-level="1">Overloading in PHP</text:h>
      <text:p text:style-name="P5"/>
      <text:p text:style-name="P62">In other programming languages, overloading usually refers to declaring multiple functions with the same name but with differing quantities and types of arguments.</text:p>
      <text:p text:style-name="P8"><text:span text:style-name="T65">PHP will not let you redeclare the same function name</text:span>. However, PHP does let you call a function with different arguments and offers you some functions to be able to access the arguments that a function was called with.</text:p>
      <text:p text:style-name="P8"/>
      <text:p text:style-name="P8"/>
      <text:p text:style-name="P22"><text:span text:style-name="Strong_20_Emphasis"><text:span text:style-name="T63">func_num_args</text:span></text:span><text:span text:style-name="T62">(): </text:span><text:span text:style-name="T64">int<text:tab/><text:tab/><text:tab/></text:span><text:span text:style-name="T113">Gets the number of arguments passed to the function.</text:span></text:p>
      <text:p text:style-name="P44"/>
      <text:p text:style-name="P22"><text:span text:style-name="Strong_20_Emphasis"><text:span text:style-name="T63">func_get_args</text:span></text:span><text:span text:style-name="T62">(): </text:span><text:span text:style-name="T64">array<text:tab/><text:tab/><text:tab/></text:span><text:span text:style-name="T114">Gets an array of the function's argument list.</text:span></text:p>
      <text:p text:style-name="P44"/>
      <text:p text:style-name="Standard"><text:span text:style-name="Strong_20_Emphasis"><text:span text:style-name="T20">func_get_arg</text:span></text:span><text:span text:style-name="T17">(</text:span><text:span text:style-name="T26">int</text:span><text:span text:style-name="T17"> </text:span><text:span text:style-name="Source_20_Text"><text:span text:style-name="T21">$position</text:span></text:span><text:span text:style-name="T17">): </text:span><text:span text:style-name="Strong_20_Emphasis"><text:span text:style-name="T20">mixed<text:tab/></text:span></text:span><text:span text:style-name="T49">Gets the specified argument from a user-defined function's</text:span><text:span text:style-name="T25"> <text:tab/><text:tab/><text:tab/><text:tab/><text:tab/><text:tab/></text:span><text:span text:style-name="T49">argument list.</text:span></text:p>
      <text:p text:style-name="P8"/>
      <text:p text:style-name="P9"><text:span text:style-name="T81">Example </text:span><text:span text:style-name="T82">6</text:span><text:span text:style-name="T81">:</text:span></text:p>
      <text:p text:style-name="P8"/>
      <text:p text:style-name="P67">&lt;?php</text:p>
      <text:p text:style-name="P208">function foo() {</text:p>
      <text:p text:style-name="P193"><text:s text:c="3"/>$numArgs = func_num_args();</text:p>
      <text:p text:style-name="P193"><text:s text:c="3"/>$args = func_get_args();</text:p>
      <text:p text:style-name="P193"><text:s text:c="3"/>$fistArg = func_get_arg(0);</text:p>
      <text:p text:style-name="P162"/>
      <text:p text:style-name="P162"><text:s text:c="3"/>echo 'Number or arguments: ' . $numArgs . '&lt;br&gt;';</text:p>
      <text:p text:style-name="P162"><text:s text:c="3"/>echo '1st argument: ' . $fistArg . '&lt;br&gt;';</text:p>
      <text:p text:style-name="P199"><text:s text:c="3"/>var_export($args);</text:p>
      <text:p text:style-name="P204">}</text:p>
      <text:p text:style-name="P204">foo('000', 1, 'two', 'THREE', 'iv');</text:p>
      <text:p text:style-name="P162">?&gt;</text:p>
      <text:p text:style-name="P8"/>
      <text:p text:style-name="P8"/>
      <text:p text:style-name="P35">/*</text:p>
      <text:p text:style-name="P35">Number or arguments: 5<text:line-break/>1st argument: 000<text:line-break/>array ( 0 =&gt; '000', 1 =&gt; 1, 2 =&gt; 'two', 3 =&gt; 'THREE', 4 =&gt; 'iv', )</text:p>
      <text:p text:style-name="P35">*/</text:p>
      <text:p text:style-name="P8"/>
      <text:p text:style-name="P230"><text:soft-page-break/><text:span text:style-name="T81">Example </text:span><text:span text:style-name="T83">7 </text:span><text:span text:style-name="T95">(</text:span><text:span text:style-name="T81">chang</text:span><text:span text:style-name="T95">ing</text:span><text:span text:style-name="T81"> the value of an argument in a function</text:span><text:span text:style-name="T95">)</text:span><text:span text:style-name="T81">:</text:span></text:p>
      <text:p text:style-name="P26"/>
      <text:p text:style-name="P74">&lt;?php</text:p>
      <text:p text:style-name="P25">function bar(?string $data): void {</text:p>
      <text:p text:style-name="P162"><text:s text:c="4"/>$data = 'Changed';</text:p>
      <text:p text:style-name="P162"/>
      <text:p text:style-name="P162"><text:s text:c="4"/>if (func_num_args() &gt; 0) {</text:p>
      <text:p text:style-name="P162"><text:s text:c="8"/>echo func_get_arg(0);</text:p>
      <text:p text:style-name="P162"><text:s text:c="4"/>} </text:p>
      <text:p text:style-name="P162">}</text:p>
      <text:p text:style-name="P162"/>
      <text:p text:style-name="P162">bar(‘<text:span text:style-name="T117">Variable’</text:span>);</text:p>
      <text:p text:style-name="P204">?&gt;</text:p>
      <text:p text:style-name="P172">/* Changed */</text:p>
      <text:p text:style-name="P8"/>
      <text:p text:style-name="P8"/>
      <text:p text:style-name="P10">In PHP 5, this outputs Variable, but in PHP 7, it outputs Changed. </text:p>
      <text:p text:style-name="P10">This shows that in PHP 7 if you change the value of an argument in a function, then the value returned by func_get_arg() will be the new value and not the original value.</text:p>
      <text:p text:style-name="P8"/>
      <text:p text:style-name="P45"/>
      <text:p text:style-name="P4"/>
      <text:p text:style-name="P53"/>
      <text:p text:style-name="P7">Variadics</text:p>
      <text:p text:style-name="P53"/>
      <text:p text:style-name="P78">By using the ... token in <text:span text:style-name="T118">the</text:span> argument list, <text:s/><text:span text:style-name="T118">it is </text:span>specify that the function will accept a variable number of parameters.</text:p>
      <text:p text:style-name="P118">The variadic parameters are made available in <text:span text:style-name="T118">the</text:span> function as an array. If mixing normal fixed parameters with a variadic syntax, then the variadic parameter must be the last parameter in the list of parameters.</text:p>
      <text:p text:style-name="P103"><text:span text:style-name="T81">Example </text:span><text:span text:style-name="T84">8</text:span><text:span text:style-name="T81">:</text:span></text:p>
      <text:p text:style-name="P28">&lt;?php</text:p>
      <text:p text:style-name="P68">function baz($required, $optional = null, ...$variadic) {</text:p>
      <text:p text:style-name="P164"><text:s text:c="4"/>printf(</text:p>
      <text:p text:style-name="P164"><text:s text:c="8"/>'Required: %d; Optional: %d; number of variadic parameters: %d &lt;br&gt;', </text:p>
      <text:p text:style-name="P164"><text:s text:c="8"/>$required, $optional, count($variadic)</text:p>
      <text:p text:style-name="P164"><text:s text:c="4"/>);</text:p>
      <text:p text:style-name="P164">}</text:p>
      <text:p text:style-name="P164"/>
      <text:p text:style-name="P164">baz(1);</text:p>
      <text:p text:style-name="P164">baz(1, 2);</text:p>
      <text:p text:style-name="P164">baz(1, 2, 3);</text:p>
      <text:p text:style-name="P164">baz(1, 2, 3, 4);</text:p>
      <text:p text:style-name="P205">baz(1, 2, 3, 4, 5);</text:p>
      <text:p text:style-name="P194">?&gt;</text:p>
      <text:p text:style-name="P82"/>
      <text:p text:style-name="P36">/*</text:p>
      <text:p text:style-name="P36">Required: 1; Optional: 0; number of variadic parameters: 0<text:line-break/>Required: 1; Optional: 2; number of variadic parameters: 0<text:line-break/>Required: 1; Optional: 2; number of variadic parameters: 1<text:line-break/>Required: 1; Optional: 2; number of variadic parameters: 2<text:line-break/>Required: 1; Optional: 2; number of variadic parameters: 3</text:p>
      <text:p text:style-name="P36">*/</text:p>
      <text:p text:style-name="P90"><text:soft-page-break/>References</text:p>
      <text:p text:style-name="P83">The <text:span text:style-name="T6">&amp;</text:span> operator marks the parameter as being passed by reference.</text:p>
      <text:p text:style-name="P79"><text:span text:style-name="T81">Example </text:span><text:span text:style-name="T85">9</text:span><text:span text:style-name="T81">:</text:span></text:p>
      <text:p text:style-name="P69">&lt;?<text:span text:style-name="T119">php</text:span></text:p>
      <text:p text:style-name="P28">function addOne(<text:span text:style-name="T79">&amp;</text:span>$arg) {</text:p>
      <text:p text:style-name="P164"><text:s text:c="4"/>$arg++;</text:p>
      <text:p text:style-name="P200">}</text:p>
      <text:p text:style-name="P164">$a = 1;</text:p>
      <text:p text:style-name="P164">addOne($a);</text:p>
      <text:p text:style-name="P209">echo $a; </text:p>
      <text:p text:style-name="P165">?&gt;</text:p>
      <text:p text:style-name="P161"/>
      <text:p text:style-name="P172">// 2</text:p>
      <text:p text:style-name="P11"/>
      <text:p text:style-name="P11">If a function argument is not defined as being a reference, then you cannot pass a <text:s/>reference in that argument.</text:p>
      <text:p text:style-name="P53"/>
      <text:p text:style-name="P108"><text:span text:style-name="T81">Example </text:span><text:span text:style-name="T86">10</text:span><text:span text:style-name="T81">:</text:span></text:p>
      <text:p text:style-name="P99">&lt;?php</text:p>
      <text:p text:style-name="P75">function addOne($arg) {</text:p>
      <text:p text:style-name="P75"><text:s text:c="4"/>$arg++;</text:p>
      <text:p text:style-name="P99">}</text:p>
      <text:p text:style-name="P75">$a = 0;</text:p>
      <text:p text:style-name="P75">addOne(&amp;$a); </text:p>
      <text:p text:style-name="P99">echo $a;</text:p>
      <text:p text:style-name="P99">?&gt;</text:p>
      <text:p text:style-name="P40">// fatal error as of PHP 5.4.0</text:p>
      <text:p text:style-name="P53"/>
      <text:p text:style-name="P6"/>
      <text:p text:style-name="P6"/>
      <text:p text:style-name="P6"/>
      <text:p text:style-name="P6">Variable Functions</text:p>
      <text:p text:style-name="P53"/>
      <text:p text:style-name="P109"><text:span text:style-name="T81">Example </text:span><text:span text:style-name="T86">1</text:span><text:span text:style-name="T87">1</text:span><text:span text:style-name="T81">:</text:span></text:p>
      <text:p text:style-name="P28">&lt;?php</text:p>
      <text:p text:style-name="P28">function foo() {</text:p>
      <text:p text:style-name="P28">    echo 'Foo';</text:p>
      <text:p text:style-name="P28">}</text:p>
      <text:p text:style-name="P28">$var = 'foo';</text:p>
      <text:p text:style-name="P29">$var(); </text:p>
      <text:p text:style-name="P29"/>
      <text:p text:style-name="P39">// <text:span text:style-name="T122">Foo</text:span></text:p>
      <text:p text:style-name="P53"/>
      <text:p text:style-name="P53"/>
      <text:p text:style-name="P12"><text:span text:style-name="T65">Note:</text:span> </text:p>
      <text:p text:style-name="P12">Language constructs such as we saw earlier are not functions. You cannot use them as variable functions.</text:p>
      <text:p text:style-name="P12">You can call any callable as a variable function.</text:p>
      <text:p text:style-name="P53"/>
      <text:p text:style-name="P53"/>
      <text:p text:style-name="P53"/>
      <text:p text:style-name="P53"><text:soft-page-break/></text:p>
      <text:p text:style-name="P92">Returns</text:p>
      <text:p text:style-name="P14">Using the return statement will prevent further code from executing in your function.</text:p>
      <text:p text:style-name="P94">If you return from the root scope, then your program will terminate.</text:p>
      <text:p text:style-name="P110"><text:span text:style-name="T88">Example </text:span><text:span text:style-name="T89">1</text:span><text:span text:style-name="T90">2</text:span><text:span text:style-name="T88">:</text:span></text:p>
      <text:p text:style-name="P31">&lt;?php</text:p>
      <text:p text:style-name="P31">return "hello";</text:p>
      <text:p text:style-name="P86">echo "This is never run";</text:p>
      <text:p text:style-name="P13"><text:span text:style-name="T120">PHP will return </text:span><text:span text:style-name="T66">NULL</text:span><text:span text:style-name="T120"> if you do not specify a return value for your function using the</text:span><text:span text:style-name="T9"> return </text:span><text:span text:style-name="T120">keyword.</text:span></text:p>
      <text:p text:style-name="P14"/>
      <text:p text:style-name="P14"/>
      <text:p text:style-name="P91">Return Type Declarations</text:p>
      <text:p text:style-name="P14">To specify what variable type the function will return, place a colon and the type after the parameters braces.</text:p>
      <text:p text:style-name="P14"/>
      <text:p text:style-name="P15">Because PHP is in coercive mode by default, <text:span text:style-name="T121">if the wrong varable type has been given as argument,</text:span> <text:span text:style-name="T121">php</text:span> <text:s/><text:span text:style-name="T121">will try to <text:s/></text:span>converts <text:span text:style-name="T122">it</text:span><text:span text:style-name="T121"> to the specifed </text:span><text:span text:style-name="T122">type </text:span>when it returns from the function. </text:p>
      <text:p text:style-name="P20">If we declared strict mode <text:span text:style-name="T122">or PHP is unable to convert it</text:span>, then PHP would generate a TypeError.</text:p>
      <text:p text:style-name="P15"/>
      <text:p text:style-name="P111"><text:span text:style-name="T88">Example </text:span><text:span text:style-name="T89">1</text:span><text:span text:style-name="T91">3</text:span><text:span text:style-name="T88">:</text:span></text:p>
      <text:p text:style-name="P100">&lt;?<text:span text:style-name="T123">php</text:span></text:p>
      <text:p text:style-name="P30">function getFullName($nameAndSurname)<text:span text:style-name="T79">: string</text:span> {</text:p>
      <text:p text:style-name="P166"><text:s text:c="4"/>return $nameAndSurname;</text:p>
      <text:p text:style-name="P166">}</text:p>
      <text:p text:style-name="P166"/>
      <text:p text:style-name="P206">echo gettype(getFullName(123456));</text:p>
      <text:p text:style-name="P166">?&gt;</text:p>
      <text:p text:style-name="P15"/>
      <text:p text:style-name="P41">// string</text:p>
      <text:p text:style-name="P41"/>
      <text:p text:style-name="P41"/>
      <text:p text:style-name="P15"><text:span text:style-name="T65">Note: <text:s/></text:span>You can't specify strict mode for just the<text:span text:style-name="T10"> return </text:span>or<text:span text:style-name="T10"> argument </text:span>type declarations. If you specify strict mode, it will affect both.</text:p>
      <text:p text:style-name="P15"/>
      <text:p text:style-name="P15"/>
      <text:p text:style-name="P65">Return Void</text:p>
      <text:p text:style-name="P112"><text:span text:style-name="T88">Example </text:span><text:span text:style-name="T89">1</text:span><text:span text:style-name="T92">4<text:tab/>"void" (PHP 7.1+)</text:span><text:span text:style-name="T88">:</text:span></text:p>
      <text:p text:style-name="P70">&lt;?php</text:p>
      <text:p text:style-name="P30">function sayHello()<text:span text:style-name="T79">:void</text:span> {</text:p>
      <text:p text:style-name="P166"><text:s text:c="4"/>echo 'Hello World! &lt;br&gt;';</text:p>
      <text:p text:style-name="P166">}</text:p>
      <text:p text:style-name="P166"/>
      <text:p text:style-name="P166">$greedings = sayHello();</text:p>
      <text:p text:style-name="P206">var_dump($greedings);</text:p>
      <text:p text:style-name="P166">?&gt;</text:p>
      <text:p text:style-name="P30"/>
      <text:p text:style-name="P73">/*</text:p>
      <text:p text:style-name="P73">Hello World!<text:line-break/>NULL</text:p>
      <text:p text:style-name="P41">*/</text:p>
      <text:h text:style-name="P2" text:outline-level="3"><text:soft-page-break/><text:span text:style-name="T74">Using </text:span><text:span text:style-name="Source_20_Text"><text:span text:style-name="T75">static</text:span></text:span><text:span text:style-name="T74"> variables</text:span></text:h>
      <text:p text:style-name="P41"/>
      <text:p text:style-name="P80">A static variable exists only in a local function scope, but it does not lose its value when program execution leaves this scope.</text:p>
      <text:p text:style-name="P113"><text:span text:style-name="T88">Example </text:span><text:span text:style-name="T89">1</text:span><text:span text:style-name="T93">5</text:span><text:span text:style-name="T88">:</text:span></text:p>
      <text:p text:style-name="P72">&lt;?<text:span text:style-name="T124">php<text:tab/><text:tab/><text:tab/><text:tab/><text:tab/><text:tab/><text:tab/><text:tab/><text:tab/></text:span>&lt;?<text:span text:style-name="T124">php</text:span></text:p>
      <text:p text:style-name="P72">function blue() {<text:tab/><text:tab/><text:tab/><text:tab/><text:tab/><text:tab/><text:tab/>function red() {</text:p>
      <text:p text:style-name="P195"><text:s text:c="4"/>$b = 0;<text:tab/><text:tab/><text:tab/><text:tab/><text:tab/><text:tab/><text:tab/><text:tab/> <text:s text:c="3"/><text:span text:style-name="T79">static</text:span> $r = 0;</text:p>
      <text:p text:style-name="P195"><text:s text:c="4"/>$b++;<text:tab/><text:tab/><text:tab/><text:tab/><text:tab/><text:tab/><text:tab/><text:tab/> <text:s text:c="3"/>$r++;</text:p>
      <text:p text:style-name="P195"><text:s text:c="4"/>return $b;<text:tab/><text:tab/><text:tab/><text:tab/><text:tab/><text:tab/><text:tab/> <text:s text:c="3"/>return $r;</text:p>
      <text:p text:style-name="P210">}<text:tab/><text:tab/><text:tab/><text:tab/><text:tab/><text:tab/><text:tab/><text:tab/><text:tab/>}</text:p>
      <text:p text:style-name="P195">echo blue();<text:tab/><text:tab/><text:tab/><text:tab/><text:tab/><text:tab/><text:tab/>echo red();</text:p>
      <text:p text:style-name="P195">echo blue();<text:tab/><text:tab/><text:tab/><text:tab/><text:tab/><text:tab/><text:tab/>echo red();</text:p>
      <text:p text:style-name="P195">echo blue();<text:tab/><text:tab/><text:tab/><text:tab/><text:tab/><text:tab/><text:tab/>echo red();</text:p>
      <text:p text:style-name="P195">?&gt;<text:tab/><text:tab/><text:tab/><text:tab/><text:tab/><text:tab/><text:tab/><text:tab/><text:tab/>?&gt;</text:p>
      <text:p text:style-name="P30"/>
      <text:p text:style-name="P116">// 111<text:tab/><text:tab/><text:tab/><text:tab/><text:tab/><text:tab/><text:tab/><text:tab/>// 1<text:span text:style-name="T124">23</text:span></text:p>
      <text:p text:style-name="P176"><text:span text:style-name="T124">S</text:span>tatic variables also provide one way to deal with recursive functions. </text:p>
      <text:p text:style-name="P201"/>
      <text:p text:style-name="P213"><text:span text:style-name="Source_20_Text"><text:span text:style-name="T75">Return by Reference</text:span></text:span></text:p>
      <text:p text:style-name="P24">It is possible to declare a function so that it returns a reference to a variable, rather than a copy of the variable. </text:p>
      <text:p text:style-name="P24">To declare a function as return by reference, you place an <text:span text:style-name="T6">&amp;</text:span> operator in front of its name.</text:p>
      <text:p text:style-name="P93">Then, when calling the function, you also place the <text:span text:style-name="T6">&amp;</text:span> operator in front of the call, <text:span text:style-name="T125">else it will assign by value.</text:span></text:p>
      <text:p text:style-name="P114"><text:span text:style-name="T88">Example </text:span><text:span text:style-name="T89">1</text:span><text:span text:style-name="T93">5</text:span><text:span text:style-name="T88">:</text:span></text:p>
      <text:p text:style-name="P85">&lt;?php</text:p>
      <text:p text:style-name="P167">function <text:span text:style-name="T79">&amp;</text:span>collector() {</text:p>
      <text:p text:style-name="P166"><text:s text:c="4"/>static $collection = array();</text:p>
      <text:p text:style-name="P166"><text:s text:c="4"/>return $collection;</text:p>
      <text:p text:style-name="P201">}</text:p>
      <text:p text:style-name="P166">$myCollection = <text:span text:style-name="T79">&amp;</text:span>collector();</text:p>
      <text:p text:style-name="P177">$myCollection[] = 'silver britannia';</text:p>
      <text:p text:style-name="P166"/>
      <text:p text:style-name="P166">$yourCollection = <text:span text:style-name="T79">&amp;</text:span>collector();</text:p>
      <text:p text:style-name="P177">array_push($yourCollection, 'golden eagles');</text:p>
      <text:p text:style-name="P166"/>
      <text:p text:style-name="P177">array_push(collector(), 'krugerrand');</text:p>
      <text:p text:style-name="P166"/>
      <text:p text:style-name="P206">var_export($myCollection);</text:p>
      <text:p text:style-name="P166">?&gt;</text:p>
      <text:p text:style-name="P23"/>
      <text:p text:style-name="P152">// array ( 0 =&gt; 'silver britannia', 1 =&gt; 'golden eagles', 2 =&gt; 'krugerrand', )</text:p>
      <text:p text:style-name="P63"><text:span text:style-name="Strong_20_Emphasis"><text:span text:style-name="T112">Note</text:span></text:span><text:span text:style-name="T112">: </text:span><text:span text:style-name="T110">Note that  </text:span><text:span text:style-name="Source_20_Text"><text:span text:style-name="T8">array_push(</text:span></text:span><text:span text:style-name="Source_20_Text"><text:span text:style-name="T80">&amp;</text:span></text:span><text:span text:style-name="Source_20_Text"><text:span text:style-name="T8">collector(), 'foo');</text:span></text:span><text:span text:style-name="T11"> </text:span><text:span text:style-name="T110">will </text:span><text:span text:style-name="Emphasis"><text:span text:style-name="T111">not</text:span></text:span><text:span text:style-name="T110"> work, it results in a fatal error.</text:span></text:p>
      <text:p text:style-name="P66">The function itself must return a variable. If you try to return, for example, a numeric literal like 1, a runtime error will be generated.</text:p>
      <text:p text:style-name="P66">Two use cases for this are the Factory pattern and for obtaining a resource like a filehandle or database connection.</text:p>
      <text:p text:style-name="P121"><text:soft-page-break/><text:span text:style-name="Source_20_Text"><text:span text:style-name="T3">Variable Scope in Functions</text:span></text:span></text:p>
      <text:p text:style-name="P16">PHP has three levels of scope—global, function, and class. Every time a function is called, a new function scope is created. You can include global scope variables into your function in one of two ways:</text:p>
      <text:p text:style-name="P120">By using the superglobal <text:span text:style-name="T6">$GLOBAL</text:span>, <text:s/>or by using the <text:span text:style-name="T6">global </text:span>keyword.</text:p>
      <text:p text:style-name="P115"><text:span text:style-name="T88">Example </text:span><text:span text:style-name="T89">1</text:span><text:span text:style-name="T94">6</text:span><text:span text:style-name="T88">:</text:span><text:span text:style-name="T120"><text:tab/></text:span><text:span text:style-name="T88">Example </text:span><text:span text:style-name="T89">1</text:span><text:span text:style-name="T94">7</text:span><text:span text:style-name="T88">:</text:span></text:p>
      <text:p text:style-name="P60"><text:span text:style-name="T126">&lt;?php<text:tab/>&lt;?php<text:tab/><text:tab/><text:tab/></text:span><text:line-break/><text:span text:style-name="T126">$a </text:span><text:span text:style-name="T128">= </text:span><text:span text:style-name="T126">1</text:span><text:span text:style-name="T128">;<text:tab/></text:span><text:span text:style-name="T126">$</text:span><text:span text:style-name="T127">c</text:span><text:span text:style-name="T126"> </text:span><text:span text:style-name="T128">= </text:span><text:span text:style-name="T127">3</text:span><text:span text:style-name="T128">;</text:span><text:line-break/><text:span text:style-name="T126">$b </text:span><text:span text:style-name="T128">= </text:span><text:span text:style-name="T126">2</text:span><text:span text:style-name="T128">;<text:tab/></text:span><text:span text:style-name="T126">$</text:span><text:span text:style-name="T127">d</text:span><text:span text:style-name="T126"> </text:span><text:span text:style-name="T128">= </text:span><text:span text:style-name="T127">4</text:span><text:span text:style-name="T128">;</text:span><text:line-break/><text:tab/><text:line-break/><text:span text:style-name="T128">function </text:span><text:span text:style-name="T126">Sum</text:span><text:span text:style-name="T128">(){<text:tab/>function </text:span><text:span text:style-name="T126">Sum</text:span><text:span text:style-name="T128">()</text:span><text:span text:style-name="T129">{</text:span><text:line-break/><text:line-break/><text:span text:style-name="T128">    global </text:span><text:span text:style-name="T126">$a</text:span><text:span text:style-name="T128">, </text:span><text:span text:style-name="T126">$b</text:span><text:span text:style-name="T128">;<text:tab/>    </text:span><text:span text:style-name="T126">$GLOBALS</text:span><text:span text:style-name="T128">[</text:span><text:span text:style-name="T130">'</text:span><text:span text:style-name="T131">c</text:span><text:span text:style-name="T130">'</text:span><text:span text:style-name="T128">] = </text:span><text:span text:style-name="T126">$GLOBALS</text:span><text:span text:style-name="T128">[</text:span><text:span text:style-name="T130">'</text:span><text:span text:style-name="T131">c</text:span><text:span text:style-name="T130">'</text:span><text:span text:style-name="T128">] + </text:span><text:span text:style-name="T126">$GLOBALS</text:span><text:span text:style-name="T128">[</text:span><text:span text:style-name="T130">'</text:span><text:span text:style-name="T131">d</text:span><text:span text:style-name="T130">'</text:span><text:span text:style-name="T128">];</text:span><text:line-break/><text:line-break/><text:span text:style-name="T128">    </text:span><text:span text:style-name="T126">$b </text:span><text:span text:style-name="T128">= </text:span><text:span text:style-name="T126">$a </text:span><text:span text:style-name="T128">+ </text:span><text:span text:style-name="T126">$b</text:span><text:span text:style-name="T128">;<text:tab/>} </text:span><text:line-break/><text:span text:style-name="T128">} <text:tab/></text:span><text:line-break/><text:line-break/><text:span text:style-name="T126">Sum</text:span><text:span text:style-name="T128">();<text:tab/></text:span><text:span text:style-name="T126">Sum</text:span><text:span text:style-name="T128">();</text:span><text:line-break/><text:span text:style-name="T128">echo </text:span><text:span text:style-name="T126">$b</text:span><text:span text:style-name="T128">;<text:tab/>echo </text:span><text:span text:style-name="T126">$</text:span><text:span text:style-name="T127">c</text:span><text:span text:style-name="T128">;</text:span><text:line-break/><text:span text:style-name="T126">?&gt;<text:tab/>?&gt;</text:span></text:p>
      <text:p text:style-name="P61"/>
      <text:p text:style-name="P106">// 3<text:tab/>// 7</text:p>
      <text:p text:style-name="P71"><text:span text:style-name="Source_20_Text"><text:span text:style-name="T48">Lambda and Closure</text:span></text:span></text:p>
      <text:p text:style-name="P155"><text:span text:style-name="T36">A</text:span><text:span text:style-name="T42"> lambda</text:span><text:span text:style-name="T36"> in PHP is an anonymous function that can be stored as a variable. </text:span><text:span text:style-name="T37">When assigning a lambda to a variable, a</text:span><text:span text:style-name="T39">dding a</text:span><text:span text:style-name="T42"> semicolon</text:span><text:span text:style-name="T36"> </text:span><text:span text:style-name="T37">is required</text:span><text:span text:style-name="T36"> after the function definition because anonymous function definitions are expressions.</text:span></text:p>
      <text:p text:style-name="P122"><text:span text:style-name="T45">Example </text:span><text:span text:style-name="T46">1</text:span><text:span text:style-name="T47">8</text:span><text:span text:style-name="T45">:</text:span></text:p>
      <text:p text:style-name="P143">&lt;?php</text:p>
      <text:p text:style-name="P156">$lambda = function ($n, $m) {</text:p>
      <text:p text:style-name="P168">    return $n + $m;</text:p>
      <text:p text:style-name="P168">};</text:p>
      <text:p text:style-name="P168"/>
      <text:p text:style-name="P211">echo  $lambda(4, 5);</text:p>
      <text:p text:style-name="P168">var_export(gettype($lambda));</text:p>
      <text:p text:style-name="P168">var_export(is_callable($lambda));</text:p>
      <text:p text:style-name="P189">var_export(get_class($lambda));</text:p>
      <text:p text:style-name="P219">?&gt;</text:p>
      <text:p text:style-name="P175">/*</text:p>
      <text:p text:style-name="P191">9</text:p>
      <text:p text:style-name="P191">'object '</text:p>
      <text:p text:style-name="P191">true</text:p>
      <text:p text:style-name="P191">'Closure' </text:p>
      <text:p text:style-name="P89">*/</text:p>
      <text:p text:style-name="P102"><text:span text:style-name="T42">Note: <text:s text:c="2"/></text:span><text:span text:style-name="T37">I</text:span><text:span text:style-name="T36">n PHP lambdas and closures are implemented as objects instantiated from the Closure class.</text:span></text:p>
      <text:p text:style-name="P157"><text:soft-page-break/><text:span text:style-name="T36">A </text:span><text:span text:style-name="T42">Closure</text:span><text:span text:style-name="T36"> </text:span><text:span text:style-name="T38">i</text:span><text:span text:style-name="T36">s the same as a Lambda. But it can access variables from the outside scope without using global variables. (it can encapsulates the state of its surrounding environment).</text:span></text:p>
      <text:p text:style-name="P126"><text:span text:style-name="T45">Example </text:span><text:span text:style-name="T46">1</text:span><text:span text:style-name="T47">9</text:span><text:span text:style-name="T45">:</text:span><text:span text:style-name="T115"><text:line-break/></text:span><text:span text:style-name="T33"><text:line-break/></text:span><text:span text:style-name="T30">&lt;?</text:span><text:span text:style-name="T31">php</text:span></text:p>
      <text:p text:style-name="P153">$user = "Philip";</text:p>
      <text:p text:style-name="P153"/>
      <text:p text:style-name="P153">$greeting = function () <text:span text:style-name="T135">use ($user)</text:span> {</text:p>
      <text:p text:style-name="P153"><text:s text:c="4"/><text:span text:style-name="T132">return</text:span> "Hello $user";</text:p>
      <text:p text:style-name="P153">};</text:p>
      <text:p text:style-name="P153"/>
      <text:p text:style-name="P153"><text:span text:style-name="T132">echo </text:span>$greeting(); </text:p>
      <text:p text:style-name="P142">?&gt;</text:p>
      <text:p text:style-name="P160">// "Hello Philip"</text:p>
      <text:p text:style-name="P128"><text:span text:style-name="T133">T</text:span>he Closure access the $user variable. <text:span text:style-name="T133">By using the</text:span><text:span text:style-name="T116"> </text:span><text:span text:style-name="T12">use </text:span><text:span text:style-name="T133">keywork in</text:span> the Closure function definition. </text:p>
      <text:p text:style-name="P129"><text:span text:style-name="Source_20_Text"><text:span text:style-name="T3">Early and Late Binding</text:span></text:span></text:p>
      <text:p text:style-name="P158"><text:span text:style-name="T133">To alter an </text:span>outside scope<text:span text:style-name="T133"> variable within the Closure, an ampersand need to be appended to the variable. An ampersand before a variable means this is a reference and so the original variable is also updated.</text:span> </text:p>
      <text:p text:style-name="P150">This is called <text:span text:style-name="T65">la</text:span>te binding. <text:s/>In late binding <text:s/>the value and type of the variable is not declared until the closure is called. PHP will coerce the variable to a specific type and value when it needs to operate on it.</text:p>
      <text:p text:style-name="P15"/>
      <text:p text:style-name="P127"><text:span text:style-name="T70">Example </text:span><text:span text:style-name="T71">20</text:span><text:span text:style-name="T70">:</text:span></text:p>
      <text:p text:style-name="P144">&lt;?<text:span text:style-name="T134">php</text:span></text:p>
      <text:p text:style-name="P153">$i = 0;</text:p>
      <text:p text:style-name="P153"/>
      <text:p text:style-name="P154">// Increase counter within the scope</text:p>
      <text:p text:style-name="P154">// of the function but pass it as a reference</text:p>
      <text:p text:style-name="P153"/>
      <text:p text:style-name="P153">$closure = function () <text:span text:style-name="T135">use (&amp;$i)</text:span> {</text:p>
      <text:p text:style-name="P153"><text:s text:c="4"/>$i++;</text:p>
      <text:p text:style-name="P153">};</text:p>
      <text:p text:style-name="P153"/>
      <text:p text:style-name="P153">$closure();</text:p>
      <text:p text:style-name="P153"/>
      <text:p text:style-name="P134">echo $i; </text:p>
      <text:p text:style-name="P140">?&gt;</text:p>
      <text:p text:style-name="P117">// 1</text:p>
      <text:p text:style-name="P15"/>
      <text:p text:style-name="P15"><text:span text:style-name="Source_20_Text"><text:span text:style-name="T3">Binding Closures to Scopes</text:span></text:span></text:p>
      <text:p text:style-name="P15"/>
      <text:p text:style-name="P18">When you create a closure, it “closes over” the current scope and so can be thought of as being bound to a particular scope. The Closure class has two methods<text:span text:style-name="T13"> bind </text:span>and<text:span text:style-name="T13"> bindTo </text:span>and they allow you to change the scope to which the variable is bound:</text:p>
      <text:p text:style-name="P215"><text:soft-page-break/><text:span text:style-name="T65">Closure::bindTo()</text:span><text:span text:style-name="T138"> - </text:span>Create and return a new anonymous<text:span text:style-name="T137"> </text:span>function with the same body and bound variables as this one, but possibly with a different bound object and a new class scope.</text:p>
      <text:p text:style-name="Standard"><text:span text:style-name="T57">public</text:span><text:span text:style-name="T18"> </text:span><text:span text:style-name="Strong_20_Emphasis"><text:span text:style-name="T22">Closure::bindTo</text:span></text:span><text:span text:style-name="T18">(</text:span><text:span text:style-name="T27">?object</text:span><text:span text:style-name="T18"> </text:span><text:span text:style-name="Source_20_Text"><text:span text:style-name="T23">$newThis</text:span></text:span><text:span text:style-name="T18">, </text:span><text:span text:style-name="T27">object|string|null</text:span><text:span text:style-name="T18"> </text:span><text:span text:style-name="Source_20_Text"><text:span text:style-name="T23">$newScope</text:span></text:span><text:span text:style-name="T57"> = "static"</text:span><text:span text:style-name="T18">): </text:span><text:span text:style-name="T27">?</text:span><text:span text:style-name="Source_20_Text"><text:span text:style-name="T23">Closure</text:span></text:span></text:p>
      <text:p text:style-name="Standard"><text:span text:style-name="Source_20_Text"><text:span text:style-name="T23"/></text:span></text:p>
      <text:p text:style-name="P88"><text:span text:style-name="Source_20_Text"><text:span text:style-name="T43">Closure::bind</text:span></text:span><text:span text:style-name="Source_20_Text"><text:span text:style-name="T44">()</text:span></text:span><text:span text:style-name="Source_20_Text"><text:span text:style-name="T41"> -</text:span></text:span><text:span text:style-name="Source_20_Text"><text:span text:style-name="T40"> </text:span></text:span><text:span text:style-name="Source_20_Text"><text:span text:style-name="T41">T</text:span></text:span><text:span text:style-name="Source_20_Text"><text:span text:style-name="T40">his method is a static version of </text:span></text:span><text:a xlink:type="simple" xlink:href="https://www.php.net/manual/en/closure.bindto.php" text:style-name="Internet_20_link" text:visited-style-name="Visited_20_Internet_20_Link"><text:span text:style-name="Source_20_Text"><text:span text:style-name="T50">Closure::bindTo()</text:span></text:span></text:a><text:span text:style-name="Source_20_Text"><text:span text:style-name="T40">.</text:span></text:span></text:p>
      <text:p text:style-name="Standard"><text:span text:style-name="Source_20_Text"><text:span text:style-name="T58">public</text:span></text:span><text:span text:style-name="Source_20_Text"><text:span text:style-name="T19"> </text:span></text:span><text:span text:style-name="Source_20_Text"><text:span text:style-name="T58">static</text:span></text:span><text:span text:style-name="Source_20_Text"><text:span text:style-name="T19"> </text:span></text:span><text:span text:style-name="Source_20_Text"><text:span text:style-name="Strong_20_Emphasis"><text:span text:style-name="T24">Closure::bind</text:span></text:span></text:span><text:span text:style-name="Source_20_Text"><text:span text:style-name="T19">(</text:span></text:span><text:span text:style-name="Source_20_Text"><text:span text:style-name="T23">Closure</text:span></text:span><text:span text:style-name="Source_20_Text"><text:span text:style-name="T19"> </text:span></text:span><text:span text:style-name="Source_20_Text"><text:span text:style-name="T23">$closure</text:span></text:span><text:span text:style-name="Source_20_Text"><text:span text:style-name="T19">, </text:span></text:span><text:span text:style-name="Source_20_Text"><text:span text:style-name="T28">?object</text:span></text:span><text:span text:style-name="Source_20_Text"><text:span text:style-name="T19"> </text:span></text:span><text:span text:style-name="Source_20_Text"><text:span text:style-name="T23">$newThis</text:span></text:span><text:span text:style-name="Source_20_Text"><text:span text:style-name="T19">, </text:span></text:span><text:span text:style-name="Source_20_Text"><text:span text:style-name="T28">object|string|null</text:span></text:span><text:span text:style-name="Source_20_Text"><text:span text:style-name="T19"> </text:span></text:span><text:span text:style-name="Source_20_Text"><text:span text:style-name="T23">$newScope</text:span></text:span><text:span text:style-name="Source_20_Text"><text:span text:style-name="T58"> = "static"</text:span></text:span><text:span text:style-name="Source_20_Text"><text:span text:style-name="T19">): </text:span></text:span><text:span text:style-name="Source_20_Text"><text:span text:style-name="T28">?</text:span></text:span><text:span text:style-name="Source_20_Text"><text:span text:style-name="T23">Closure</text:span></text:span></text:p>
      <text:p text:style-name="P216"/>
      <text:p text:style-name="P217">Example 21:</text:p>
      <text:p text:style-name="P76">&lt;?php</text:p>
      <text:p text:style-name="P212">class Animal {</text:p>
      <text:p text:style-name="P169">public function getClosure() {</text:p>
      <text:p text:style-name="P169"><text:s text:c="4"/>$boundVariable = 'Animal';</text:p>
      <text:p text:style-name="P169"/>
      <text:p text:style-name="P178"><text:s text:c="8"/>return function() use ($boundVariable) {</text:p>
      <text:p text:style-name="P178"><text:s text:c="12"/>echo __CLASS__ . ' ';</text:p>
      <text:p text:style-name="P178"><text:s text:c="12"/>return $this-&gt;nature . ' ' . $boundVariable . <text:span text:style-name="T136">PHP_EOL</text:span>;</text:p>
      <text:p text:style-name="P178"><text:s text:c="8"/>};</text:p>
      <text:p text:style-name="P169"><text:s text:c="4"/>}</text:p>
      <text:p text:style-name="P212">}</text:p>
      <text:p text:style-name="P15"/>
      <text:p text:style-name="P32">class Cat extends Animal {</text:p>
      <text:p text:style-name="P169"><text:tab/>protected $nature = 'Awesome';</text:p>
      <text:p text:style-name="P214">}</text:p>
      <text:p text:style-name="P169">class Dog extends Animal{</text:p>
      <text:p text:style-name="P169"><text:tab/>protected $nature = 'Friendly';</text:p>
      <text:p text:style-name="P214">}</text:p>
      <text:p text:style-name="P169">class Bird extends Animal {</text:p>
      <text:p text:style-name="P169"><text:tab/>protected $nature = 'Flyable';</text:p>
      <text:p text:style-name="P220">}</text:p>
      <text:p text:style-name="P15"/>
      <text:p text:style-name="P15"/>
      <text:p text:style-name="P32">$cat = new Cat;</text:p>
      <text:p text:style-name="P169">$catClosure = $cat-&gt;getClosure();</text:p>
      <text:p text:style-name="P169">echo $catClosure();</text:p>
      <text:p text:style-name="P169"/>
      <text:p text:style-name="P169">$dogClosure = $catClosure-&gt;bindTo(new Dog);</text:p>
      <text:p text:style-name="P169">echo $dogClosure();</text:p>
      <text:p text:style-name="P169"/>
      <text:p text:style-name="P169">$birdClosure = Closure::bind($dogClosure, new Bird(), 'Animal');</text:p>
      <text:p text:style-name="P202">echo $birdClosure();</text:p>
      <text:p text:style-name="P32">?&gt;</text:p>
      <text:p text:style-name="P15"/>
      <text:p text:style-name="P41">/* Awesome Animal<text:tab/><text:tab/><text:tab/><text:tab/><text:line-break/> <text:s text:c="2"/>Friendly Animal<text:line-break/> <text:s text:c="2"/>Flyable Animal */</text:p>
      <text:p text:style-name="P15"/>
      <text:p text:style-name="P15"/>
      <text:p text:style-name="P21">Note: </text:p>
      <text:p text:style-name="P81"><text:span text:style-name="T139">B</text:span>inding the closure to a different object returns a duplicate of the original, so <text:span text:style-name="T139">it need to be assign to a variable.</text:span></text:p>
      <text:p text:style-name="P15"><text:span text:style-name="T139">T</text:span>he new closure will have the same bound variables and body, but a different bound object and scope.</text:p>
      <text:p text:style-name="P64"><text:soft-page-break/><text:span text:style-name="Source_20_Text"><text:span text:style-name="T3">Self-Executing Closures</text:span></text:span></text:p>
      <text:p text:style-name="P95">You can create self-executing anonymous functions in PHP 7 using syntax very similar to JavaScript:</text:p>
      <text:p text:style-name="P96"><text:span text:style-name="Source_20_Text"><text:span text:style-name="T4">Example 21:</text:span></text:span></text:p>
      <text:p text:style-name="P32">&lt;?php</text:p>
      <text:p text:style-name="P32">(function() {</text:p>
      <text:p text:style-name="P32">    echo 'Self-executing anonymous function';</text:p>
      <text:p text:style-name="P32">    echo $definedInClosure = 'Variable set';</text:p>
      <text:p text:style-name="P87">})();</text:p>
      <text:p text:style-name="P169">var_export(isset($definedInClosure))</text:p>
      <text:p text:style-name="P169">?&gt;</text:p>
      <text:p text:style-name="P84"/>
      <text:p text:style-name="P15"><text:span text:style-name="T65">Note: </text:span><text:span text:style-name="T140">T</text:span>he variable we define inside the closure is not defined outside the scope of the closure.</text:p>
      <text:p text:style-name="P47"/>
      <text:p text:style-name="P48"/>
      <text:p text:style-name="P104"><text:span text:style-name="Source_20_Text"><text:span text:style-name="T76">Callables</text:span></text:span></text:p>
      <text:p text:style-name="P105"><text:span text:style-name="Source_20_Text"><text:span text:style-name="T77">A callable for a function such as</text:span></text:span><text:span text:style-name="Source_20_Text"><text:span text:style-name="T14"> usort() </text:span></text:span><text:span text:style-name="Source_20_Text"><text:span text:style-name="T77">or</text:span></text:span><text:span text:style-name="Source_20_Text"><text:span text:style-name="T14"> call_user_func() </text:span></text:span><text:span text:style-name="Source_20_Text"><text:span text:style-name="T77">can be one of the following:</text:span></text:span></text:p>
      <text:p text:style-name="P97">Example 2<text:span text:style-name="T141">2</text:span>:</text:p>
      <text:p text:style-name="P77">&lt;?php </text:p>
      <text:p text:style-name="P170">function my_callaback_function() {</text:p>
      <text:p text:style-name="P169"><text:s text:c="4"/>echo 'Hello World! &lt;br&gt;';</text:p>
      <text:p text:style-name="P169">}</text:p>
      <text:p text:style-name="P169"/>
      <text:p text:style-name="P169">class MyClass {</text:p>
      <text:p text:style-name="P169"><text:s text:c="4"/>static function myCallbackMethod() {</text:p>
      <text:p text:style-name="P169"><text:s text:c="8"/>echo 'Hello World!&lt;br&gt;';</text:p>
      <text:p text:style-name="P169"><text:s text:c="4"/>}</text:p>
      <text:p text:style-name="P169">}</text:p>
      <text:p text:style-name="P169"/>
      <text:p text:style-name="P179">// An inline anonymous function</text:p>
      <text:p text:style-name="P169">call_user_func(function() {echo 'Hello World!&lt;br&gt;';});</text:p>
      <text:p text:style-name="P169"/>
      <text:p text:style-name="P178">// A lambda or closure variable</text:p>
      <text:p text:style-name="P169">$lambda = function() {echo 'Hello World!&lt;br&gt;';};</text:p>
      <text:p text:style-name="P169">call_user_func($lambda);</text:p>
      <text:p text:style-name="P178"/>
      <text:p text:style-name="P178">// A string denoting a PHP function (but not language constructs) or user-defined function</text:p>
      <text:p text:style-name="P169">call_user_func('my_callaback_function');</text:p>
      <text:p text:style-name="P169"/>
      <text:p text:style-name="P180">// An array containing an instance of an object in the first element,</text:p>
      <text:p text:style-name="P180">// and the string name of the function to call in the second element</text:p>
      <text:p text:style-name="P169">$obj = new MyClass;</text:p>
      <text:p text:style-name="P169">call_user_func([$obj, 'myCallbackMethod']);</text:p>
      <text:p text:style-name="P169"/>
      <text:p text:style-name="P180">// An array containing <text:span text:style-name="T141">a </text:span>string name of <text:span text:style-name="T141">a class</text:span> in the first element,</text:p>
      <text:p text:style-name="P180">// and the string name of the <text:span text:style-name="T141">method</text:span> to call in the second element</text:p>
      <text:p text:style-name="P169">call_user_func(['MyClass', 'myCallbackMethod']);</text:p>
      <text:p text:style-name="P169"/>
      <text:p text:style-name="P178">//A string containing the name of a static method in a class</text:p>
      <text:p text:style-name="P196">call_user_func('MyClass::myCallbackMethod');</text:p>
      <text:p text:style-name="P34">?&gt;</text:p>
      <text:h text:style-name="P107" text:outline-level="2"><text:soft-page-break/><text:span text:style-name="Source_20_Text"><text:span text:style-name="T76">Nested functions</text:span></text:span></text:h>
      <text:p text:style-name="P98"><text:span text:style-name="Source_20_Text"><text:span text:style-name="T78">Example 2</text:span></text:span><text:span text:style-name="Source_20_Text"><text:span text:style-name="T5">3</text:span></text:span><text:span text:style-name="Source_20_Text"><text:span text:style-name="T78">:</text:span></text:span></text:p>
      <text:p text:style-name="P33">&lt;?php</text:p>
      <text:p text:style-name="P33"/>
      <text:p text:style-name="P101">function parent() {</text:p>
      <text:p text:style-name="P178"><text:s text:c="4"/>// Once the parent has been called, child functions will be available globally.</text:p>
      <text:p text:style-name="P203"><text:s text:c="4"/>// Note that nested functions are re-declared every time a function is called.</text:p>
      <text:p text:style-name="P169"><text:s text:c="4"/>if (!function_exists('child1')) {</text:p>
      <text:p text:style-name="P169"><text:s text:c="8"/>function child1() {</text:p>
      <text:p text:style-name="P169"><text:tab/> <text:s text:c="3"/>echo __FUNCTION__ . 'child<text:span text:style-name="T142">1</text:span>'. '&lt;br&gt;';</text:p>
      <text:p text:style-name="P169"><text:s text:c="8"/>}</text:p>
      <text:p text:style-name="P169"><text:s text:c="4"/>}</text:p>
      <text:p text:style-name="P169"/>
      <text:p text:style-name="P169"/>
      <text:p text:style-name="P178"><text:s text:c="4"/>// You may also use the nested functions inside of the parent.</text:p>
      <text:p text:style-name="P202"><text:span text:style-name="T79"><text:s text:c="4"/>// And also lambda and clouses.</text:span> </text:p>
      <text:p text:style-name="P169"><text:s text:c="4"/>$child2 = function () {</text:p>
      <text:p text:style-name="P169"><text:s text:c="8"/>echo __FUNCTION__ . 'child2' . '&lt;br&gt;';</text:p>
      <text:p text:style-name="P169"><text:s text:c="4"/>};</text:p>
      <text:p text:style-name="P169"><text:s text:c="4"/>$child2();</text:p>
      <text:p text:style-name="P169"/>
      <text:p text:style-name="P169"/>
      <text:p text:style-name="P178"><text:s text:c="4"/>// Anonymous functions, lambda and clouses need to be returned and </text:p>
      <text:p text:style-name="P207"><text:span text:style-name="T79"><text:s text:c="4"/>// assigned to a global variable, to be accessed in th global scope.</text:span> </text:p>
      <text:p text:style-name="P169"><text:s text:c="4"/>return function() {</text:p>
      <text:p text:style-name="P169"><text:s text:c="8"/>echo __FUNCTION__ . 'child3' . '&lt;br&gt;';</text:p>
      <text:p text:style-name="P171"><text:s text:c="4"/>};</text:p>
      <text:p text:style-name="P171">}</text:p>
      <text:p text:style-name="P169"/>
      <text:p text:style-name="P169">parent();</text:p>
      <text:p text:style-name="P169"/>
      <text:p text:style-name="P169">child1();</text:p>
      <text:p text:style-name="P169"/>
      <text:p text:style-name="P169">$child3 = parent();</text:p>
      <text:p text:style-name="P169">$child3();</text:p>
      <text:p text:style-name="P169"/>
      <text:p text:style-name="P169">?&gt;</text:p>
      <text:p text:style-name="P47"/>
      <text:p text:style-name="P42">/*</text:p>
      <text:p text:style-name="P42">{closure}child2<text:line-break/> child1 <text:s/>child1<text:line-break/>{closure}child2<text:line-break/>{closure}child3</text:p>
      <text:p text:style-name="P42">*/</text:p>
      <text:p text:style-name="P47"/>
      <text:p text:style-name="P17">_______________________________________________________________________________________________________</text:p>
      <text:p text:style-name="P46"/>
      <text:p text:style-name="P46"/>
      <text:p text:style-name="P46"/>
      <text:p text:style-name="P43">Return by referance OOP https://www.php.net/manual/en/language.references.return.php </text:p>
      <text:p text:style-name="P43">Yeild generators </text:p>
      <text:p text:style-name="P43">overload OOP <text:s/>https://www.geeksforgeeks.org/overloading-in-php/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Lohit Devanagari1" svg:font-family="'Lohit Devanagari'"/>
    <style:font-face style:name="Roboto" svg:font-family="Roboto, 'Helvetica Neue', 'Lucida Grande', Helvetica, sans-serif"/>
    <style:font-face style:name="Times New Roman" svg:font-family="'Times New Roman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hilanka" svg:font-family="Chilanka" style:font-pitch="variable"/>
    <style:font-face style:name="Lato" svg:font-family="Lato" style:font-pitch="variable"/>
    <style:font-face style:name="Calibri" svg:font-family="Calibri" style:font-family-generic="roman" style:font-pitch="variable"/>
    <style:font-face style:name="GqdfpyHkgxthGwhhqsUtopiaStd-Regular" svg:font-family="GqdfpyHkgxthGwhhqsUtopiaStd-Regular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17:39:17.187186214</meta:creation-date>
    <dc:date>2021-09-14T12:28:57.740000000</dc:date>
    <meta:editing-duration>PT18H57M41S</meta:editing-duration>
    <meta:editing-cycles>92</meta:editing-cycles>
    <meta:generator>LibreOffice/7.1.5.2$Windows_X86_64 LibreOffice_project/85f04e9f809797b8199d13c421bd8a2b025d52b5</meta:generator>
    <meta:print-date>2021-09-10T16:05:25.753000000</meta:print-date>
    <meta:document-statistic meta:table-count="0" meta:image-count="0" meta:object-count="0" meta:page-count="12" meta:paragraph-count="401" meta:word-count="2453" meta:character-count="15603" meta:non-whitespace-character-count="13048"/>
  </office:meta>
</office:document-meta>
</file>